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078640" table:style-name="ce7">
            <text:p>3.078.6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432970" table:style-name="ce9">
            <text:p>17.432.970</text:p>
          </table:table-cell>
          <table:table-cell office:value-type="float" office:value="17210840" table:style-name="ce9">
            <text:p>17.210.840</text:p>
          </table:table-cell>
          <table:table-cell office:value-type="percentage" office:value="0.98725805184085103" table:style-name="ce10">
            <text:p>98,73%</text:p>
          </table:table-cell>
          <table:table-cell office:value-type="float" office:value="7472541" table:style-name="ce8">
            <text:p>7.472.541</text:p>
          </table:table-cell>
          <table:table-cell office:value-type="float" office:value="7293963" table:style-name="ce8">
            <text:p>7.293.963</text:p>
          </table:table-cell>
          <table:table-cell office:value-type="float" office:value="4152718" table:style-name="ce8">
            <text:p>4.152.718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30699" table:style-name="ce7">
            <text:p>1.830.699</text:p>
          </table:table-cell>
          <table:table-cell office:value-type="float" office:value="149940" table:style-name="ce7">
            <text:p>149.940</text:p>
          </table:table-cell>
          <table:table-cell office:value-type="float" office:value="453220" table:style-name="ce7">
            <text:p>453.2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4394" table:style-name="ce14">
            <text:p>2.744.394</text:p>
          </table:table-cell>
          <table:table-cell office:value-type="float" office:value="2636437" table:style-name="ce14">
            <text:p>2.636.437</text:p>
          </table:table-cell>
          <table:table-cell office:value-type="percentage" office:value="0.96066271825401162" table:style-name="ce15">
            <text:p>96,07%</text:p>
          </table:table-cell>
          <table:table-cell office:value-type="float" office:value="1148837" table:style-name="ce13">
            <text:p>1.148.837</text:p>
          </table:table-cell>
          <table:table-cell office:value-type="float" office:value="1124663" table:style-name="ce13">
            <text:p>1.124.663</text:p>
          </table:table-cell>
          <table:table-cell office:value-type="float" office:value="683914" table:style-name="ce13">
            <text:p>683.914</text:p>
          </table:table-cell>
          <table:table-cell office:value-type="date" office:date-value="2022-04-21T00:00:00" table:style-name="ce16">
            <text:p>21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86434.5" table:style-name="ce14">
            <text:p>2.286.435</text:p>
          </table:table-cell>
          <table:table-cell office:value-type="percentage" office:value="0.93198438672529249" table:style-name="ce15">
            <text:p>93,20%</text:p>
          </table:table-cell>
          <table:table-cell office:value-type="float" office:value="927360" table:style-name="ce13">
            <text:p>927.360</text:p>
          </table:table-cell>
          <table:table-cell office:value-type="float" office:value="916938" table:style-name="ce13">
            <text:p>916.938</text:p>
          </table:table-cell>
          <table:table-cell office:value-type="float" office:value="715112" table:style-name="ce13">
            <text:p>715.112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7106" table:style-name="ce7">
            <text:p>1.337.106</text:p>
          </table:table-cell>
          <table:table-cell office:value-type="float" office:value="125540" table:style-name="ce7">
            <text:p>125.540</text:p>
          </table:table-cell>
          <table:table-cell office:value-type="float" office:value="461360" table:style-name="ce7">
            <text:p>461.360</text:p>
          </table:table-cell>
          <table:table-cell office:value-type="float" office:value="225400" table:style-name="ce7">
            <text:p>225.400</text:p>
          </table:table-cell>
          <table:table-cell office:value-type="float" office:value="50120" table:style-name="ce13">
            <text:p>50.120</text:p>
          </table:table-cell>
          <table:table-cell office:value-type="float" office:value="2199526" table:style-name="ce14">
            <text:p>2.199.526</text:p>
          </table:table-cell>
          <table:table-cell office:value-type="float" office:value="2037888.5" table:style-name="ce14">
            <text:p>2.037.889</text:p>
          </table:table-cell>
          <table:table-cell office:value-type="percentage" office:value="0.92651257589135116" table:style-name="ce15">
            <text:p>92,65%</text:p>
          </table:table-cell>
          <table:table-cell office:value-type="float" office:value="927804" table:style-name="ce13">
            <text:p>927.804</text:p>
          </table:table-cell>
          <table:table-cell office:value-type="float" office:value="911029" table:style-name="ce13">
            <text:p>911.029</text:p>
          </table:table-cell>
          <table:table-cell office:value-type="float" office:value="472298" table:style-name="ce13">
            <text:p>472.298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45865" table:style-name="ce14">
            <text:p>4.145.865</text:p>
          </table:table-cell>
          <table:table-cell office:value-type="percentage" office:value="0.92906411557880164" table:style-name="ce15">
            <text:p>92,91%</text:p>
          </table:table-cell>
          <table:table-cell office:value-type="float" office:value="1819075" table:style-name="ce13">
            <text:p>1.819.075</text:p>
          </table:table-cell>
          <table:table-cell office:value-type="float" office:value="1759028" table:style-name="ce13">
            <text:p>1.759.028</text:p>
          </table:table-cell>
          <table:table-cell office:value-type="float" office:value="980000" table:style-name="ce13">
            <text:p>980.000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2795" table:style-name="ce14">
            <text:p>1.262.795</text:p>
          </table:table-cell>
          <table:table-cell office:value-type="percentage" office:value="0.97346248130617785" table:style-name="ce15">
            <text:p>97,35%</text:p>
          </table:table-cell>
          <table:table-cell office:value-type="float" office:value="519223" table:style-name="ce13">
            <text:p>519.223</text:p>
          </table:table-cell>
          <table:table-cell office:value-type="float" office:value="514406" table:style-name="ce13">
            <text:p>514.406</text:p>
          </table:table-cell>
          <table:table-cell office:value-type="float" office:value="351713" table:style-name="ce13">
            <text:p>351.713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49240" table:style-name="ce7">
            <text:p>749.24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82932" table:style-name="ce14">
            <text:p>5.682.932</text:p>
          </table:table-cell>
          <table:table-cell office:value-type="float" office:value="5295261.5" table:style-name="ce14">
            <text:p>5.295.262</text:p>
          </table:table-cell>
          <table:table-cell office:value-type="percentage" office:value="0.93178336464346223" table:style-name="ce15">
            <text:p>93,18%</text:p>
          </table:table-cell>
          <table:table-cell office:value-type="float" office:value="2147944" table:style-name="ce13">
            <text:p>2.147.944</text:p>
          </table:table-cell>
          <table:table-cell office:value-type="float" office:value="2114849" table:style-name="ce13">
            <text:p>2.114.849</text:p>
          </table:table-cell>
          <table:table-cell office:value-type="float" office:value="1479707" table:style-name="ce13">
            <text:p>1.479.707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1190" table:style-name="ce7">
            <text:p>841.190</text:p>
          </table:table-cell>
          <table:table-cell office:value-type="float" office:value="381360" table:style-name="ce7">
            <text:p>381.360</text:p>
          </table:table-cell>
          <table:table-cell office:value-type="float" office:value="93090" table:style-name="ce13">
            <text:p>93.090</text:p>
          </table:table-cell>
          <table:table-cell office:value-type="float" office:value="4337045" table:style-name="ce14">
            <text:p>4.337.045</text:p>
          </table:table-cell>
          <table:table-cell office:value-type="float" office:value="3977546" table:style-name="ce14">
            <text:p>3.977.546</text:p>
          </table:table-cell>
          <table:table-cell office:value-type="percentage" office:value="0.91710969104540074" table:style-name="ce15">
            <text:p>91,71%</text:p>
          </table:table-cell>
          <table:table-cell office:value-type="float" office:value="1761972" table:style-name="ce13">
            <text:p>1.761.972</text:p>
          </table:table-cell>
          <table:table-cell office:value-type="float" office:value="1708862" table:style-name="ce13">
            <text:p>1.708.862</text:p>
          </table:table-cell>
          <table:table-cell office:value-type="float" office:value="1056227" table:style-name="ce13">
            <text:p>1.056.227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426" table:style-name="ce7">
            <text:p>8.660.426</text:p>
          </table:table-cell>
          <table:table-cell office:value-type="float" office:value="689070" table:style-name="ce7">
            <text:p>68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3016" table:style-name="ce14">
            <text:p>14.323.016</text:p>
          </table:table-cell>
          <table:table-cell office:value-type="float" office:value="14131148" table:style-name="ce14">
            <text:p>14.131.148</text:p>
          </table:table-cell>
          <table:table-cell office:value-type="percentage" office:value="0.98660421799431075" table:style-name="ce15">
            <text:p>98,66%</text:p>
          </table:table-cell>
          <table:table-cell office:value-type="float" office:value="6485380" table:style-name="ce13">
            <text:p>6.485.380</text:p>
          </table:table-cell>
          <table:table-cell office:value-type="float" office:value="6337476" table:style-name="ce13">
            <text:p>6.337.476</text:p>
          </table:table-cell>
          <table:table-cell office:value-type="float" office:value="3674654" table:style-name="ce13">
            <text:p>3.674.654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83692" table:style-name="ce14">
            <text:p>10.083.692</text:p>
          </table:table-cell>
          <table:table-cell office:value-type="percentage" office:value="0.96046550281438137" table:style-name="ce15">
            <text:p>96,05%</text:p>
          </table:table-cell>
          <table:table-cell office:value-type="float" office:value="4445473" table:style-name="ce13">
            <text:p>4.445.473</text:p>
          </table:table-cell>
          <table:table-cell office:value-type="float" office:value="4369371" table:style-name="ce13">
            <text:p>4.369.371</text:p>
          </table:table-cell>
          <table:table-cell office:value-type="float" office:value="2854281" table:style-name="ce13">
            <text:p>2.854.281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9" table:style-name="ce7">
            <text:p>1.640.1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9" table:style-name="ce14">
            <text:p>2.319.769</text:p>
          </table:table-cell>
          <table:table-cell office:value-type="float" office:value="2322193" table:style-name="ce14">
            <text:p>2.322.193</text:p>
          </table:table-cell>
          <table:table-cell office:value-type="percentage" office:value="1" table:style-name="ce15">
            <text:p>100,00%</text:p>
          </table:table-cell>
          <table:table-cell office:value-type="float" office:value="968086" table:style-name="ce13">
            <text:p>968.086</text:p>
          </table:table-cell>
          <table:table-cell office:value-type="float" office:value="947310" table:style-name="ce13">
            <text:p>947.310</text:p>
          </table:table-cell>
          <table:table-cell office:value-type="float" office:value="631568" table:style-name="ce13">
            <text:p>631.568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107701.5" table:style-name="ce14">
            <text:p>6.107.702</text:p>
          </table:table-cell>
          <table:table-cell office:value-type="percentage" office:value="1" table:style-name="ce15">
            <text:p>100,00%</text:p>
          </table:table-cell>
          <table:table-cell office:value-type="float" office:value="2475345" table:style-name="ce13">
            <text:p>2.475.345</text:p>
          </table:table-cell>
          <table:table-cell office:value-type="float" office:value="2442859" table:style-name="ce13">
            <text:p>2.442.859</text:p>
          </table:table-cell>
          <table:table-cell office:value-type="float" office:value="1938070" table:style-name="ce13">
            <text:p>1.938.070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327" table:style-name="ce7">
            <text:p>464.327</text:p>
          </table:table-cell>
          <table:table-cell office:value-type="float" office:value="48000" table:style-name="ce7">
            <text:p>48.00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0577" table:style-name="ce14">
            <text:p>690.577</text:p>
          </table:table-cell>
          <table:table-cell office:value-type="float" office:value="640369" table:style-name="ce14">
            <text:p>640.369</text:p>
          </table:table-cell>
          <table:table-cell office:value-type="percentage" office:value="0.92729558036250848" table:style-name="ce15">
            <text:p>92,73%</text:p>
          </table:table-cell>
          <table:table-cell office:value-type="float" office:value="284174" table:style-name="ce13">
            <text:p>284.174</text:p>
          </table:table-cell>
          <table:table-cell office:value-type="float" office:value="285293" table:style-name="ce13">
            <text:p>285.293</text:p>
          </table:table-cell>
          <table:table-cell office:value-type="float" office:value="169414" table:style-name="ce13">
            <text:p>169.414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3131340.5" table:style-name="ce14">
            <text:p>13.131.341</text:p>
          </table:table-cell>
          <table:table-cell office:value-type="percentage" office:value="0.97749646503238696" table:style-name="ce15">
            <text:p>97,75%</text:p>
          </table:table-cell>
          <table:table-cell office:value-type="float" office:value="5756103" table:style-name="ce13">
            <text:p>5.756.103</text:p>
          </table:table-cell>
          <table:table-cell office:value-type="float" office:value="5676958" table:style-name="ce13">
            <text:p>5.676.958</text:p>
          </table:table-cell>
          <table:table-cell office:value-type="float" office:value="3221682" table:style-name="ce13">
            <text:p>3.221.682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04996.5" table:style-name="ce14">
            <text:p>2.804.997</text:p>
          </table:table-cell>
          <table:table-cell office:value-type="percentage" office:value="0.96119623676640165" table:style-name="ce15">
            <text:p>96,12%</text:p>
          </table:table-cell>
          <table:table-cell office:value-type="float" office:value="1298020" table:style-name="ce13">
            <text:p>1.298.020</text:p>
          </table:table-cell>
          <table:table-cell office:value-type="float" office:value="1273693" table:style-name="ce13">
            <text:p>1.273.693</text:p>
          </table:table-cell>
          <table:table-cell office:value-type="float" office:value="678175" table:style-name="ce13">
            <text:p>678.175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13285" table:style-name="ce14">
            <text:p>1.313.285</text:p>
          </table:table-cell>
          <table:table-cell office:value-type="percentage" office:value="0.93262020768843468" table:style-name="ce15">
            <text:p>93,26%</text:p>
          </table:table-cell>
          <table:table-cell office:value-type="float" office:value="567837" table:style-name="ce13">
            <text:p>567.837</text:p>
          </table:table-cell>
          <table:table-cell office:value-type="float" office:value="561157" table:style-name="ce13">
            <text:p>561.157</text:p>
          </table:table-cell>
          <table:table-cell office:value-type="float" office:value="349530" table:style-name="ce13">
            <text:p>349.530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401927" table:style-name="ce14">
            <text:p>4.401.927</text:p>
          </table:table-cell>
          <table:table-cell office:value-type="percentage" office:value="0.97888186354445172" table:style-name="ce15">
            <text:p>97,89%</text:p>
          </table:table-cell>
          <table:table-cell office:value-type="float" office:value="1946548" table:style-name="ce13">
            <text:p>1.946.548</text:p>
          </table:table-cell>
          <table:table-cell office:value-type="float" office:value="1906913" table:style-name="ce13">
            <text:p>1.906.913</text:p>
          </table:table-cell>
          <table:table-cell office:value-type="float" office:value="1166840" table:style-name="ce13">
            <text:p>1.166.840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7661" table:style-name="ce14">
            <text:p>167.661</text:p>
          </table:table-cell>
          <table:table-cell office:value-type="float" office:value="148972.5" table:style-name="ce14">
            <text:p>148.973</text:p>
          </table:table-cell>
          <table:table-cell office:value-type="percentage" office:value="0.88853400611949107" table:style-name="ce15">
            <text:p>88,85%</text:p>
          </table:table-cell>
          <table:table-cell office:value-type="float" office:value="67378" table:style-name="ce13">
            <text:p>67.378</text:p>
          </table:table-cell>
          <table:table-cell office:value-type="float" office:value="64253" table:style-name="ce13">
            <text:p>64.253</text:p>
          </table:table-cell>
          <table:table-cell office:value-type="float" office:value="34799" table:style-name="ce13">
            <text:p>34.799</text:p>
          </table:table-cell>
          <table:table-cell office:value-type="date" office:date-value="2022-04-20T00:00:00" table:style-name="ce16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9019.5" table:style-name="ce14">
            <text:p>139.020</text:p>
          </table:table-cell>
          <table:table-cell office:value-type="percentage" office:value="0.91810527010962883" table:style-name="ce15">
            <text:p>91,81%</text:p>
          </table:table-cell>
          <table:table-cell office:value-type="float" office:value="65725" table:style-name="ce13">
            <text:p>65.725</text:p>
          </table:table-cell>
          <table:table-cell office:value-type="float" office:value="61920" table:style-name="ce13">
            <text:p>61.920</text:p>
          </table:table-cell>
          <table:table-cell office:value-type="float" office:value="26870" table:style-name="ce13">
            <text:p>26.870</text:p>
          </table:table-cell>
          <table:table-cell office:value-type="date" office:date-value="2022-04-20T00:00:00" table:style-name="ce17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9578" table:style-name="ce7">
            <text:p>49.578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3488" table:style-name="ce14">
            <text:p>213.488</text:p>
          </table:table-cell>
          <table:table-cell office:value-type="float" office:value="204668.5" table:style-name="ce14">
            <text:p>204.669</text:p>
          </table:table-cell>
          <table:table-cell office:value-type="percentage" office:value="0.95868854455519747" table:style-name="ce15">
            <text:p>95,87%</text:p>
          </table:table-cell>
          <table:table-cell office:value-type="float" office:value="95104" table:style-name="ce13">
            <text:p>95.104</text:p>
          </table:table-cell>
          <table:table-cell office:value-type="float" office:value="96479" table:style-name="ce13">
            <text:p>96.479</text:p>
          </table:table-cell>
          <table:table-cell office:value-type="float" office:value="48100" table:style-name="ce13">
            <text:p>48.100</text:p>
          </table:table-cell>
          <table:table-cell office:value-type="date" office:date-value="2022-04-20T00:00:00" table:style-name="ce17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930" table:style-name="ce7">
            <text:p>7.93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635" table:style-name="ce14">
            <text:p>12.635</text:p>
          </table:table-cell>
          <table:table-cell office:value-type="float" office:value="13385.5" table:style-name="ce14">
            <text:p>13.386</text:p>
          </table:table-cell>
          <table:table-cell office:value-type="percentage" office:value="1" table:style-name="ce15">
            <text:p>100,00%</text:p>
          </table:table-cell>
          <table:table-cell office:value-type="float" office:value="8106" table:style-name="ce13">
            <text:p>8.106</text:p>
          </table:table-cell>
          <table:table-cell office:value-type="float" office:value="8279" table:style-name="ce13">
            <text:p>8.279</text:p>
          </table:table-cell>
          <table:table-cell office:value-type="float" office:value="3707" table:style-name="ce13">
            <text:p>3.707</text:p>
          </table:table-cell>
          <table:table-cell office:value-type="date" office:date-value="2022-04-20T00:00:00" table:style-name="ce17">
            <text:p>20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35209" table:style-name="ce19">
            <text:p>63.235.209</text:p>
          </table:table-cell>
          <table:table-cell office:value-type="float" office:value="5207010" table:style-name="ce19">
            <text:p>5.207.010</text:p>
          </table:table-cell>
          <table:table-cell office:value-type="float" office:value="17744390" table:style-name="ce20">
            <text:p>17.744.390</text:p>
          </table:table-cell>
          <table:table-cell office:value-type="float" office:value="9008840" table:style-name="ce21">
            <text:p>9.008.840</text:p>
          </table:table-cell>
          <table:table-cell office:value-type="float" office:value="2096980" table:style-name="ce22">
            <text:p>2.096.980</text:p>
          </table:table-cell>
          <table:table-cell office:value-type="float" office:value="97292429" table:style-name="ce23">
            <text:p>97.292.429</text:p>
          </table:table-cell>
          <table:table-cell office:value-type="float" office:value="94295766" table:style-name="ce23">
            <text:p>94.295.766</text:p>
          </table:table-cell>
          <table:table-cell office:value-type="percentage" office:value="0.96919942249565993" table:style-name="ce24">
            <text:p>96,92%</text:p>
          </table:table-cell>
          <table:table-cell office:value-type="float" office:value="41188035" table:style-name="ce23">
            <text:p>41.188.035</text:p>
          </table:table-cell>
          <table:table-cell office:value-type="float" office:value="40375699" table:style-name="ce23">
            <text:p>40.375.699</text:p>
          </table:table-cell>
          <table:table-cell office:value-type="float" office:value="24689379" table:style-name="ce23">
            <text:p>24.689.379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1202" table:style-name="ce32">
            <text:p>7.041.202</text:p>
          </table:table-cell>
          <table:table-cell office:value-type="percentage" office:value="0.93782596042490651" table:style-name="ce33">
            <text:p>93,8%</text:p>
          </table:table-cell>
          <table:table-cell office:value-type="float" office:value="7006057" table:style-name="ce32">
            <text:p>7.006.057</text:p>
          </table:table-cell>
          <table:table-cell office:value-type="percentage" office:value="0.93314495661630481" table:style-name="ce33">
            <text:p>93,3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6871" table:style-name="ce32">
            <text:p>1.096.871</text:p>
          </table:table-cell>
          <table:table-cell office:value-type="percentage" office:value="0.92219911081815487" table:style-name="ce33">
            <text:p>92,2%</text:p>
          </table:table-cell>
          <table:table-cell office:value-type="float" office:value="1090174" table:style-name="ce32">
            <text:p>1.090.174</text:p>
          </table:table-cell>
          <table:table-cell office:value-type="percentage" office:value="0.9165685786542549" table:style-name="ce33">
            <text:p>91,7%</text:p>
          </table:table-cell>
          <table:table-cell office:value-type="date" office:date-value="2022-04-21T00:00:00" table:style-name="ce34">
            <text:p>21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493" table:style-name="ce32">
            <text:p>885.493</text:p>
          </table:table-cell>
          <table:table-cell office:value-type="percentage" office:value="0.95168558767990008" table:style-name="ce33">
            <text:p>95,2%</text:p>
          </table:table-cell>
          <table:table-cell office:value-type="float" office:value="886737" table:style-name="ce32">
            <text:p>886.737</text:p>
          </table:table-cell>
          <table:table-cell office:value-type="percentage" office:value="0.95302257946986768" table:style-name="ce33">
            <text:p>95,3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940" table:style-name="ce32">
            <text:p>896.940</text:p>
          </table:table-cell>
          <table:table-cell office:value-type="percentage" office:value="0.8280564667042718" table:style-name="ce33">
            <text:p>82,8%</text:p>
          </table:table-cell>
          <table:table-cell office:value-type="float" office:value="890537" table:style-name="ce32">
            <text:p>890.537</text:p>
          </table:table-cell>
          <table:table-cell office:value-type="percentage" office:value="0.82214520669099611" table:style-name="ce33">
            <text:p>82,2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4753" table:style-name="ce32">
            <text:p>1.744.753</text:p>
          </table:table-cell>
          <table:table-cell office:value-type="percentage" office:value="0.85799943250916022" table:style-name="ce33">
            <text:p>85,8%</text:p>
          </table:table-cell>
          <table:table-cell office:value-type="float" office:value="1710125" table:style-name="ce32">
            <text:p>1.710.125</text:p>
          </table:table-cell>
          <table:table-cell office:value-type="percentage" office:value="0.84097077323823355" table:style-name="ce33">
            <text:p>84,1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571" table:style-name="ce32">
            <text:p>494.571</text:p>
          </table:table-cell>
          <table:table-cell office:value-type="percentage" office:value="0.93835450098849849" table:style-name="ce33">
            <text:p>93,8%</text:p>
          </table:table-cell>
          <table:table-cell office:value-type="float" office:value="495716" table:style-name="ce32">
            <text:p>495.716</text:p>
          </table:table-cell>
          <table:table-cell office:value-type="percentage" office:value="0.94052692093150336" table:style-name="ce33">
            <text:p>94,1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7660" table:style-name="ce32">
            <text:p>2.047.660</text:p>
          </table:table-cell>
          <table:table-cell office:value-type="percentage" office:value="0.9426885540540727" table:style-name="ce33">
            <text:p>94,3%</text:p>
          </table:table-cell>
          <table:table-cell office:value-type="float" office:value="2037638" table:style-name="ce32">
            <text:p>2.037.638</text:p>
          </table:table-cell>
          <table:table-cell office:value-type="percentage" office:value="0.9380746900880188" table:style-name="ce33">
            <text:p>93,8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0750" table:style-name="ce32">
            <text:p>1.660.750</text:p>
          </table:table-cell>
          <table:table-cell office:value-type="percentage" office:value="0.91446861980901739" table:style-name="ce33">
            <text:p>91,4%</text:p>
          </table:table-cell>
          <table:table-cell office:value-type="float" office:value="1638818" table:style-name="ce32">
            <text:p>1.638.818</text:p>
          </table:table-cell>
          <table:table-cell office:value-type="percentage" office:value="0.90239207260465115" table:style-name="ce33">
            <text:p>90,2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9912" table:style-name="ce32">
            <text:p>6.249.912</text:p>
          </table:table-cell>
          <table:table-cell office:value-type="percentage" office:value="0.92148783604185769" table:style-name="ce33">
            <text:p>92,1%</text:p>
          </table:table-cell>
          <table:table-cell office:value-type="float" office:value="6178163" table:style-name="ce32">
            <text:p>6.178.163</text:p>
          </table:table-cell>
          <table:table-cell office:value-type="percentage" office:value="0.91090915417431018" table:style-name="ce33">
            <text:p>91,1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4990" table:style-name="ce32">
            <text:p>4.194.990</text:p>
          </table:table-cell>
          <table:table-cell office:value-type="percentage" office:value="0.93387482619201223" table:style-name="ce33">
            <text:p>93,4%</text:p>
          </table:table-cell>
          <table:table-cell office:value-type="float" office:value="4214477" table:style-name="ce32">
            <text:p>4.214.477</text:p>
          </table:table-cell>
          <table:table-cell office:value-type="percentage" office:value="0.93821295780567615" table:style-name="ce33">
            <text:p>93,8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895" table:style-name="ce32">
            <text:p>909.895</text:p>
          </table:table-cell>
          <table:table-cell office:value-type="percentage" office:value="0.95789512469864935" table:style-name="ce33">
            <text:p>95,8%</text:p>
          </table:table-cell>
          <table:table-cell office:value-type="float" office:value="906654" table:style-name="ce32">
            <text:p>906.654</text:p>
          </table:table-cell>
          <table:table-cell office:value-type="percentage" office:value="0.95448315068060507" table:style-name="ce33">
            <text:p>95,4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488" table:style-name="ce32">
            <text:p>2.341.488</text:p>
          </table:table-cell>
          <table:table-cell office:value-type="percentage" office:value="0.95332529628964624" table:style-name="ce33">
            <text:p>95,3%</text:p>
          </table:table-cell>
          <table:table-cell office:value-type="float" office:value="2346618" table:style-name="ce32">
            <text:p>2.346.618</text:p>
          </table:table-cell>
          <table:table-cell office:value-type="percentage" office:value="0.95541395050011668" table:style-name="ce33">
            <text:p>95,5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195" table:style-name="ce32">
            <text:p>269.195</text:p>
          </table:table-cell>
          <table:table-cell office:value-type="percentage" office:value="0.95635908895512634" table:style-name="ce33">
            <text:p>95,6%</text:p>
          </table:table-cell>
          <table:table-cell office:value-type="float" office:value="273535" table:style-name="ce32">
            <text:p>273.535</text:p>
          </table:table-cell>
          <table:table-cell office:value-type="percentage" office:value="0.97177764593451021" table:style-name="ce33">
            <text:p>97,2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1520" table:style-name="ce32">
            <text:p>5.511.520</text:p>
          </table:table-cell>
          <table:table-cell office:value-type="percentage" office:value="0.92306228801381629" table:style-name="ce33">
            <text:p>92,3%</text:p>
          </table:table-cell>
          <table:table-cell office:value-type="float" office:value="5505944" table:style-name="ce32">
            <text:p>5.505.944</text:p>
          </table:table-cell>
          <table:table-cell office:value-type="percentage" office:value="0.9221284266982509" table:style-name="ce33">
            <text:p>92,2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0636" table:style-name="ce32">
            <text:p>1.230.636</text:p>
          </table:table-cell>
          <table:table-cell office:value-type="percentage" office:value="0.93398825452674306" table:style-name="ce33">
            <text:p>93,4%</text:p>
          </table:table-cell>
          <table:table-cell office:value-type="float" office:value="1233225" table:style-name="ce32">
            <text:p>1.233.225</text:p>
          </table:table-cell>
          <table:table-cell office:value-type="percentage" office:value="0.93595316989649469" table:style-name="ce33">
            <text:p>93,6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851" table:style-name="ce32">
            <text:p>539.851</text:p>
          </table:table-cell>
          <table:table-cell office:value-type="percentage" office:value="0.93049843667589383" table:style-name="ce33">
            <text:p>93,0%</text:p>
          </table:table-cell>
          <table:table-cell office:value-type="float" office:value="540132" table:style-name="ce32">
            <text:p>540.132</text:p>
          </table:table-cell>
          <table:table-cell office:value-type="percentage" office:value="0.93098277413327724" table:style-name="ce33">
            <text:p>93,1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4474" table:style-name="ce32">
            <text:p>1.864.474</text:p>
          </table:table-cell>
          <table:table-cell office:value-type="percentage" office:value="0.95357173726366873" table:style-name="ce33">
            <text:p>95,4%</text:p>
          </table:table-cell>
          <table:table-cell office:value-type="float" office:value="1851922" table:style-name="ce32">
            <text:p>1.851.922</text:p>
          </table:table-cell>
          <table:table-cell office:value-type="percentage" office:value="0.9471521076812055" table:style-name="ce33">
            <text:p>94,7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417" table:style-name="ce32">
            <text:p>64.417</text:p>
          </table:table-cell>
          <table:table-cell office:value-type="percentage" office:value="0.90691126159737567" table:style-name="ce33">
            <text:p>90,7%</text:p>
          </table:table-cell>
          <table:table-cell office:value-type="float" office:value="62465" table:style-name="ce32">
            <text:p>62.465</text:p>
          </table:table-cell>
          <table:table-cell office:value-type="percentage" office:value="0.87942952878401781" table:style-name="ce33">
            <text:p>87,9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316" table:style-name="ce32">
            <text:p>62.316</text:p>
          </table:table-cell>
          <table:table-cell office:value-type="percentage" office:value="0.91284094571236052" table:style-name="ce33">
            <text:p>91,3%</text:p>
          </table:table-cell>
          <table:table-cell office:value-type="float" office:value="60222" table:style-name="ce32">
            <text:p>60.222</text:p>
          </table:table-cell>
          <table:table-cell office:value-type="percentage" office:value="0.88216681803533237" table:style-name="ce33">
            <text:p>88,2%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04" table:style-name="ce32">
            <text:p>95.104</text:p>
          </table:table-cell>
          <table:table-cell office:value-type="string" table:style-name="ce33">
            <text:p>-</text:p>
          </table:table-cell>
          <table:table-cell office:value-type="float" office:value="96479" table:style-name="ce32">
            <text:p>96.479</text:p>
          </table:table-cell>
          <table:table-cell office:value-type="string" table:style-name="ce33">
            <text:p>-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06" table:style-name="ce32">
            <text:p>8.106</text:p>
          </table:table-cell>
          <table:table-cell office:value-type="string" table:style-name="ce33">
            <text:p>-</text:p>
          </table:table-cell>
          <table:table-cell office:value-type="float" office:value="8279" table:style-name="ce32">
            <text:p>8.279</text:p>
          </table:table-cell>
          <table:table-cell office:value-type="string" table:style-name="ce33">
            <text:p>-</text:p>
          </table:table-cell>
          <table:table-cell office:value-type="date" office:date-value="2022-04-20T00:00:00" table:style-name="ce34">
            <text:p>20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10144" table:style-name="ce35">
            <text:p>39.210.144</text:p>
          </table:table-cell>
          <table:table-cell office:value-type="percentage" office:value="0.92947998879128524" table:style-name="ce36">
            <text:p>92,9%</text:p>
          </table:table-cell>
          <table:table-cell office:value-type="float" office:value="39033917" table:style-name="ce35">
            <text:p>39.033.917</text:p>
          </table:table-cell>
          <table:table-cell office:value-type="percentage" office:value="0.92530251191222257" table:style-name="ce36">
            <text:p>92,5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35" table:style-name="ce45">
            <text:p>435.535</text:p>
          </table:table-cell>
          <table:table-cell office:value-type="percentage" office:value="1" table:style-name="ce46">
            <text:p>100,0%</text:p>
          </table:table-cell>
          <table:table-cell office:value-type="float" office:value="656598" table:style-name="ce45">
            <text:p>656.598</text:p>
          </table:table-cell>
          <table:table-cell office:value-type="percentage" office:value="1" table:style-name="ce46">
            <text:p>100,0%</text:p>
          </table:table-cell>
          <table:table-cell office:value-type="float" office:value="937667" table:style-name="ce45">
            <text:p>937.667</text:p>
          </table:table-cell>
          <table:table-cell office:value-type="percentage" office:value="0.97854166384027197" table:style-name="ce46">
            <text:p>97,9%</text:p>
          </table:table-cell>
          <table:table-cell office:value-type="float" office:value="1229747" table:style-name="ce45">
            <text:p>1.229.747</text:p>
          </table:table-cell>
          <table:table-cell office:value-type="percentage" office:value="0.95507579658447439" table:style-name="ce46">
            <text:p>95,5%</text:p>
          </table:table-cell>
          <table:table-cell office:value-type="float" office:value="1277555" table:style-name="ce45">
            <text:p>1.277.555</text:p>
          </table:table-cell>
          <table:table-cell office:value-type="percentage" office:value="0.92286482472463338" table:style-name="ce46">
            <text:p>92,3%</text:p>
          </table:table-cell>
          <table:table-cell office:value-type="float" office:value="968765" table:style-name="ce45">
            <text:p>968.765</text:p>
          </table:table-cell>
          <table:table-cell office:value-type="percentage" office:value="0.87927821792692329" table:style-name="ce46">
            <text:p>87,9%</text:p>
          </table:table-cell>
          <table:table-cell office:value-type="float" office:value="812955" table:style-name="ce45">
            <text:p>812.955</text:p>
          </table:table-cell>
          <table:table-cell office:value-type="percentage" office:value="0.87781499429874577" table:style-name="ce46">
            <text:p>87,8%</text:p>
          </table:table-cell>
          <table:table-cell office:value-type="float" office:value="722380" table:style-name="ce45">
            <text:p>722.380</text:p>
          </table:table-cell>
          <table:table-cell office:value-type="percentage" office:value="0.93470109180871741" table:style-name="ce46">
            <text:p>93,5%</text:p>
          </table:table-cell>
          <table:table-cell office:value-type="float" office:value="7041202" table:style-name="ce45">
            <text:p>7.041.202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82596042490651" table:style-name="ce46">
            <text:p>93,8%</text:p>
          </table:table-cell>
          <table:table-cell office:value-type="percentage" office:value="0.82816070208511494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09" table:style-name="ce48">
            <text:p>101.709</text:p>
          </table:table-cell>
          <table:table-cell office:value-type="percentage" office:value="1" table:style-name="ce49">
            <text:p>100,0%</text:p>
          </table:table-cell>
          <table:table-cell office:value-type="float" office:value="119880" table:style-name="ce48">
            <text:p>119.880</text:p>
          </table:table-cell>
          <table:table-cell office:value-type="percentage" office:value="1" table:style-name="ce49">
            <text:p>100,0%</text:p>
          </table:table-cell>
          <table:table-cell office:value-type="float" office:value="156054" table:style-name="ce48">
            <text:p>156.054</text:p>
          </table:table-cell>
          <table:table-cell office:value-type="percentage" office:value="0.96741677515343127" table:style-name="ce49">
            <text:p>96,7%</text:p>
          </table:table-cell>
          <table:table-cell office:value-type="float" office:value="188587" table:style-name="ce48">
            <text:p>188.587</text:p>
          </table:table-cell>
          <table:table-cell office:value-type="percentage" office:value="0.93838383838383843" table:style-name="ce49">
            <text:p>93,8%</text:p>
          </table:table-cell>
          <table:table-cell office:value-type="float" office:value="192416" table:style-name="ce48">
            <text:p>192.416</text:p>
          </table:table-cell>
          <table:table-cell office:value-type="percentage" office:value="0.90066795545715395" table:style-name="ce49">
            <text:p>90,1%</text:p>
          </table:table-cell>
          <table:table-cell office:value-type="float" office:value="132059" table:style-name="ce48">
            <text:p>132.059</text:p>
          </table:table-cell>
          <table:table-cell office:value-type="percentage" office:value="0.83434842492323635" table:style-name="ce49">
            <text:p>83,4%</text:p>
          </table:table-cell>
          <table:table-cell office:value-type="float" office:value="110876" table:style-name="ce48">
            <text:p>110.876</text:p>
          </table:table-cell>
          <table:table-cell office:value-type="percentage" office:value="0.84768880258107926" table:style-name="ce49">
            <text:p>84,8%</text:p>
          </table:table-cell>
          <table:table-cell office:value-type="float" office:value="95290" table:style-name="ce48">
            <text:p>95.290</text:p>
          </table:table-cell>
          <table:table-cell office:value-type="percentage" office:value="0.89025290320169659" table:style-name="ce49">
            <text:p>89,0%</text:p>
          </table:table-cell>
          <table:table-cell office:value-type="float" office:value="1096871" table:style-name="ce48">
            <text:p>1.096.871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19911081815487" table:style-name="ce49">
            <text:p>92,2%</text:p>
          </table:table-cell>
          <table:table-cell office:value-type="percentage" office:value="0.82401307758127851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85" table:style-name="ce48">
            <text:p>89.285</text:p>
          </table:table-cell>
          <table:table-cell office:value-type="percentage" office:value="1" table:style-name="ce49">
            <text:p>100,0%</text:p>
          </table:table-cell>
          <table:table-cell office:value-type="float" office:value="114818" table:style-name="ce48">
            <text:p>114.818</text:p>
          </table:table-cell>
          <table:table-cell office:value-type="percentage" office:value="1" table:style-name="ce49">
            <text:p>100,0%</text:p>
          </table:table-cell>
          <table:table-cell office:value-type="float" office:value="149206" table:style-name="ce48">
            <text:p>149.206</text:p>
          </table:table-cell>
          <table:table-cell office:value-type="percentage" office:value="0.9816830054608856" table:style-name="ce49">
            <text:p>98,2%</text:p>
          </table:table-cell>
          <table:table-cell office:value-type="float" office:value="154457" table:style-name="ce48">
            <text:p>154.457</text:p>
          </table:table-cell>
          <table:table-cell office:value-type="percentage" office:value="0.9529500317738443" table:style-name="ce49">
            <text:p>95,3%</text:p>
          </table:table-cell>
          <table:table-cell office:value-type="float" office:value="152603" table:style-name="ce48">
            <text:p>152.603</text:p>
          </table:table-cell>
          <table:table-cell office:value-type="percentage" office:value="0.91973842815814855" table:style-name="ce49">
            <text:p>92,0%</text:p>
          </table:table-cell>
          <table:table-cell office:value-type="float" office:value="93170" table:style-name="ce48">
            <text:p>93.170</text:p>
          </table:table-cell>
          <table:table-cell office:value-type="percentage" office:value="0.85799007284213236" table:style-name="ce49">
            <text:p>85,8%</text:p>
          </table:table-cell>
          <table:table-cell office:value-type="float" office:value="68931" table:style-name="ce48">
            <text:p>68.931</text:p>
          </table:table-cell>
          <table:table-cell office:value-type="percentage" office:value="0.86987960929809949" table:style-name="ce49">
            <text:p>87,0%</text:p>
          </table:table-cell>
          <table:table-cell office:value-type="float" office:value="63023" table:style-name="ce48">
            <text:p>63.023</text:p>
          </table:table-cell>
          <table:table-cell office:value-type="percentage" office:value="0.96578092435944585" table:style-name="ce49">
            <text:p>96,6%</text:p>
          </table:table-cell>
          <table:table-cell office:value-type="float" office:value="885493" table:style-name="ce48">
            <text:p>885.493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68558767990008" table:style-name="ce49">
            <text:p>95,2%</text:p>
          </table:table-cell>
          <table:table-cell office:value-type="percentage" office:value="0.8742251125246695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4" table:style-name="ce48">
            <text:p>51.864</text:p>
          </table:table-cell>
          <table:table-cell office:value-type="percentage" office:value="0.96701657561575893" table:style-name="ce49">
            <text:p>96,7%</text:p>
          </table:table-cell>
          <table:table-cell office:value-type="float" office:value="79948" table:style-name="ce48">
            <text:p>79.948</text:p>
          </table:table-cell>
          <table:table-cell office:value-type="percentage" office:value="0.91647752023293672" table:style-name="ce49">
            <text:p>91,6%</text:p>
          </table:table-cell>
          <table:table-cell office:value-type="float" office:value="112219" table:style-name="ce48">
            <text:p>112.219</text:p>
          </table:table-cell>
          <table:table-cell office:value-type="percentage" office:value="0.88088827486596599" table:style-name="ce49">
            <text:p>88,1%</text:p>
          </table:table-cell>
          <table:table-cell office:value-type="float" office:value="153742" table:style-name="ce48">
            <text:p>153.742</text:p>
          </table:table-cell>
          <table:table-cell office:value-type="percentage" office:value="0.86611307659373094" table:style-name="ce49">
            <text:p>86,6%</text:p>
          </table:table-cell>
          <table:table-cell office:value-type="float" office:value="173973" table:style-name="ce48">
            <text:p>173.973</text:p>
          </table:table-cell>
          <table:table-cell office:value-type="percentage" office:value="0.80311416608578035" table:style-name="ce49">
            <text:p>80,3%</text:p>
          </table:table-cell>
          <table:table-cell office:value-type="float" office:value="135586" table:style-name="ce48">
            <text:p>135.586</text:p>
          </table:table-cell>
          <table:table-cell office:value-type="percentage" office:value="0.73669225795584825" table:style-name="ce49">
            <text:p>73,7%</text:p>
          </table:table-cell>
          <table:table-cell office:value-type="float" office:value="105017" table:style-name="ce48">
            <text:p>105.017</text:p>
          </table:table-cell>
          <table:table-cell office:value-type="percentage" office:value="0.76535750985693773" table:style-name="ce49">
            <text:p>76,5%</text:p>
          </table:table-cell>
          <table:table-cell office:value-type="float" office:value="84591" table:style-name="ce48">
            <text:p>84.591</text:p>
          </table:table-cell>
          <table:table-cell office:value-type="percentage" office:value="0.84985331940202535" table:style-name="ce49">
            <text:p>85,0%</text:p>
          </table:table-cell>
          <table:table-cell office:value-type="float" office:value="896940" table:style-name="ce48">
            <text:p>896.940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0564667042718" table:style-name="ce49">
            <text:p>82,8%</text:p>
          </table:table-cell>
          <table:table-cell office:value-type="percentage" office:value="0.7353323358816175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49" table:style-name="ce48">
            <text:p>94.849</text:p>
          </table:table-cell>
          <table:table-cell office:value-type="percentage" office:value="0.94506885076024794" table:style-name="ce49">
            <text:p>94,5%</text:p>
          </table:table-cell>
          <table:table-cell office:value-type="float" office:value="156230" table:style-name="ce48">
            <text:p>156.230</text:p>
          </table:table-cell>
          <table:table-cell office:value-type="percentage" office:value="0.93301721151893746" table:style-name="ce49">
            <text:p>93,3%</text:p>
          </table:table-cell>
          <table:table-cell office:value-type="float" office:value="229506" table:style-name="ce48">
            <text:p>229.506</text:p>
          </table:table-cell>
          <table:table-cell office:value-type="percentage" office:value="0.91234918805032694" table:style-name="ce49">
            <text:p>91,2%</text:p>
          </table:table-cell>
          <table:table-cell office:value-type="float" office:value="326019" table:style-name="ce48">
            <text:p>326.019</text:p>
          </table:table-cell>
          <table:table-cell office:value-type="percentage" office:value="0.88532696804047284" table:style-name="ce49">
            <text:p>88,5%</text:p>
          </table:table-cell>
          <table:table-cell office:value-type="float" office:value="325200" table:style-name="ce48">
            <text:p>325.200</text:p>
          </table:table-cell>
          <table:table-cell office:value-type="percentage" office:value="0.82516080739904341" table:style-name="ce49">
            <text:p>82,5%</text:p>
          </table:table-cell>
          <table:table-cell office:value-type="float" office:value="239652" table:style-name="ce48">
            <text:p>239.652</text:p>
          </table:table-cell>
          <table:table-cell office:value-type="percentage" office:value="0.76599906668115658" table:style-name="ce49">
            <text:p>76,6%</text:p>
          </table:table-cell>
          <table:table-cell office:value-type="float" office:value="201013" table:style-name="ce48">
            <text:p>201.013</text:p>
          </table:table-cell>
          <table:table-cell office:value-type="percentage" office:value="0.78930463225102188" table:style-name="ce49">
            <text:p>78,9%</text:p>
          </table:table-cell>
          <table:table-cell office:value-type="float" office:value="172284" table:style-name="ce48">
            <text:p>172.284</text:p>
          </table:table-cell>
          <table:table-cell office:value-type="percentage" office:value="0.93497951320109629" table:style-name="ce49">
            <text:p>93,5%</text:p>
          </table:table-cell>
          <table:table-cell office:value-type="float" office:value="1744753" table:style-name="ce48">
            <text:p>1.744.75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799943250916022" table:style-name="ce49">
            <text:p>85,8%</text:p>
          </table:table-cell>
          <table:table-cell office:value-type="percentage" office:value="0.77739132914418263" table:style-name="ce4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0" table:style-name="ce48">
            <text:p>42.590</text:p>
          </table:table-cell>
          <table:table-cell office:value-type="percentage" office:value="1" table:style-name="ce49">
            <text:p>100,0%</text:p>
          </table:table-cell>
          <table:table-cell office:value-type="float" office:value="56221" table:style-name="ce48">
            <text:p>56.221</text:p>
          </table:table-cell>
          <table:table-cell office:value-type="percentage" office:value="1" table:style-name="ce49">
            <text:p>100,0%</text:p>
          </table:table-cell>
          <table:table-cell office:value-type="float" office:value="77300" table:style-name="ce48">
            <text:p>77.300</text:p>
          </table:table-cell>
          <table:table-cell office:value-type="percentage" office:value="0.97530817467226871" table:style-name="ce49">
            <text:p>97,5%</text:p>
          </table:table-cell>
          <table:table-cell office:value-type="float" office:value="85208" table:style-name="ce48">
            <text:p>85.208</text:p>
          </table:table-cell>
          <table:table-cell office:value-type="percentage" office:value="0.93666043750687045" table:style-name="ce49">
            <text:p>93,7%</text:p>
          </table:table-cell>
          <table:table-cell office:value-type="float" office:value="89528" table:style-name="ce48">
            <text:p>89.528</text:p>
          </table:table-cell>
          <table:table-cell office:value-type="percentage" office:value="0.91931078389090837" table:style-name="ce49">
            <text:p>91,9%</text:p>
          </table:table-cell>
          <table:table-cell office:value-type="float" office:value="56941" table:style-name="ce48">
            <text:p>56.941</text:p>
          </table:table-cell>
          <table:table-cell office:value-type="percentage" office:value="0.84786622591500638" table:style-name="ce49">
            <text:p>84,8%</text:p>
          </table:table-cell>
          <table:table-cell office:value-type="float" office:value="43536" table:style-name="ce48">
            <text:p>43.536</text:p>
          </table:table-cell>
          <table:table-cell office:value-type="percentage" office:value="0.85577811412733673" table:style-name="ce49">
            <text:p>85,6%</text:p>
          </table:table-cell>
          <table:table-cell office:value-type="float" office:value="43247" table:style-name="ce48">
            <text:p>43.247</text:p>
          </table:table-cell>
          <table:table-cell office:value-type="percentage" office:value="0.95503831459929778" table:style-name="ce49">
            <text:p>95,5%</text:p>
          </table:table-cell>
          <table:table-cell office:value-type="float" office:value="494571" table:style-name="ce48">
            <text:p>494.57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35450098849849" table:style-name="ce49">
            <text:p>93,8%</text:p>
          </table:table-cell>
          <table:table-cell office:value-type="percentage" office:value="0.84736873666806589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31" table:style-name="ce48">
            <text:p>230.031</text:p>
          </table:table-cell>
          <table:table-cell office:value-type="percentage" office:value="1" table:style-name="ce49">
            <text:p>100,0%</text:p>
          </table:table-cell>
          <table:table-cell office:value-type="float" office:value="252343" table:style-name="ce48">
            <text:p>252.343</text:p>
          </table:table-cell>
          <table:table-cell office:value-type="percentage" office:value="1" table:style-name="ce49">
            <text:p>100,0%</text:p>
          </table:table-cell>
          <table:table-cell office:value-type="float" office:value="324650" table:style-name="ce48">
            <text:p>324.650</text:p>
          </table:table-cell>
          <table:table-cell office:value-type="percentage" office:value="0.99207622470152146" table:style-name="ce49">
            <text:p>99,2%</text:p>
          </table:table-cell>
          <table:table-cell office:value-type="float" office:value="357904" table:style-name="ce48">
            <text:p>357.904</text:p>
          </table:table-cell>
          <table:table-cell office:value-type="percentage" office:value="0.93888033410020388" table:style-name="ce49">
            <text:p>93,9%</text:p>
          </table:table-cell>
          <table:table-cell office:value-type="float" office:value="326281" table:style-name="ce48">
            <text:p>326.281</text:p>
          </table:table-cell>
          <table:table-cell office:value-type="percentage" office:value="0.90582784104474712" table:style-name="ce49">
            <text:p>90,6%</text:p>
          </table:table-cell>
          <table:table-cell office:value-type="float" office:value="219093" table:style-name="ce48">
            <text:p>219.093</text:p>
          </table:table-cell>
          <table:table-cell office:value-type="percentage" office:value="0.84623911750392045" table:style-name="ce49">
            <text:p>84,6%</text:p>
          </table:table-cell>
          <table:table-cell office:value-type="float" office:value="181227" table:style-name="ce48">
            <text:p>181.227</text:p>
          </table:table-cell>
          <table:table-cell office:value-type="percentage" office:value="0.85573640445936561" table:style-name="ce49">
            <text:p>85,6%</text:p>
          </table:table-cell>
          <table:table-cell office:value-type="float" office:value="156131" table:style-name="ce48">
            <text:p>156.131</text:p>
          </table:table-cell>
          <table:table-cell office:value-type="percentage" office:value="0.92825717309361588" table:style-name="ce49">
            <text:p>92,8%</text:p>
          </table:table-cell>
          <table:table-cell office:value-type="float" office:value="2047660" table:style-name="ce48">
            <text:p>2.047.660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6885540540727" table:style-name="ce49">
            <text:p>94,3%</text:p>
          </table:table-cell>
          <table:table-cell office:value-type="percentage" office:value="0.85796445141283872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083" table:style-name="ce48">
            <text:p>139.083</text:p>
          </table:table-cell>
          <table:table-cell office:value-type="percentage" office:value="1" table:style-name="ce49">
            <text:p>100,0%</text:p>
          </table:table-cell>
          <table:table-cell office:value-type="float" office:value="159524" table:style-name="ce48">
            <text:p>159.524</text:p>
          </table:table-cell>
          <table:table-cell office:value-type="percentage" office:value="1" table:style-name="ce49">
            <text:p>100,0%</text:p>
          </table:table-cell>
          <table:table-cell office:value-type="float" office:value="225599" table:style-name="ce48">
            <text:p>225.599</text:p>
          </table:table-cell>
          <table:table-cell office:value-type="percentage" office:value="0.98934779939305695" table:style-name="ce49">
            <text:p>98,9%</text:p>
          </table:table-cell>
          <table:table-cell office:value-type="float" office:value="290317" table:style-name="ce48">
            <text:p>290.317</text:p>
          </table:table-cell>
          <table:table-cell office:value-type="percentage" office:value="0.93227512547887492" table:style-name="ce49">
            <text:p>93,2%</text:p>
          </table:table-cell>
          <table:table-cell office:value-type="float" office:value="292375" table:style-name="ce48">
            <text:p>292.375</text:p>
          </table:table-cell>
          <table:table-cell office:value-type="percentage" office:value="0.884160263214397" table:style-name="ce49">
            <text:p>88,4%</text:p>
          </table:table-cell>
          <table:table-cell office:value-type="float" office:value="212682" table:style-name="ce48">
            <text:p>212.682</text:p>
          </table:table-cell>
          <table:table-cell office:value-type="percentage" office:value="0.82514519827275157" table:style-name="ce49">
            <text:p>82,5%</text:p>
          </table:table-cell>
          <table:table-cell office:value-type="float" office:value="181041" table:style-name="ce48">
            <text:p>181.041</text:p>
          </table:table-cell>
          <table:table-cell office:value-type="percentage" office:value="0.82670143201578139" table:style-name="ce49">
            <text:p>82,7%</text:p>
          </table:table-cell>
          <table:table-cell office:value-type="float" office:value="160129" table:style-name="ce48">
            <text:p>160.129</text:p>
          </table:table-cell>
          <table:table-cell office:value-type="percentage" office:value="0.90053201061771715" table:style-name="ce49">
            <text:p>90,1%</text:p>
          </table:table-cell>
          <table:table-cell office:value-type="float" office:value="1660750" table:style-name="ce48">
            <text:p>1.660.750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46861980901739" table:style-name="ce49">
            <text:p>91,4%</text:p>
          </table:table-cell>
          <table:table-cell office:value-type="percentage" office:value="0.81065342351278102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15" table:style-name="ce48">
            <text:p>461.215</text:p>
          </table:table-cell>
          <table:table-cell office:value-type="percentage" office:value="1" table:style-name="ce49">
            <text:p>100,0%</text:p>
          </table:table-cell>
          <table:table-cell office:value-type="float" office:value="622198" table:style-name="ce48">
            <text:p>622.198</text:p>
          </table:table-cell>
          <table:table-cell office:value-type="percentage" office:value="0.97870499704279768" table:style-name="ce49">
            <text:p>97,9%</text:p>
          </table:table-cell>
          <table:table-cell office:value-type="float" office:value="810181" table:style-name="ce48">
            <text:p>810.181</text:p>
          </table:table-cell>
          <table:table-cell office:value-type="percentage" office:value="0.95037678126510294" table:style-name="ce49">
            <text:p>95,0%</text:p>
          </table:table-cell>
          <table:table-cell office:value-type="float" office:value="1045288" table:style-name="ce48">
            <text:p>1.045.288</text:p>
          </table:table-cell>
          <table:table-cell office:value-type="percentage" office:value="0.95251234507714133" table:style-name="ce49">
            <text:p>95,3%</text:p>
          </table:table-cell>
          <table:table-cell office:value-type="float" office:value="1167318" table:style-name="ce48">
            <text:p>1.167.318</text:p>
          </table:table-cell>
          <table:table-cell office:value-type="percentage" office:value="0.91516310866855344" table:style-name="ce49">
            <text:p>91,5%</text:p>
          </table:table-cell>
          <table:table-cell office:value-type="float" office:value="834363" table:style-name="ce48">
            <text:p>834.363</text:p>
          </table:table-cell>
          <table:table-cell office:value-type="percentage" office:value="0.86316866467762154" table:style-name="ce49">
            <text:p>86,3%</text:p>
          </table:table-cell>
          <table:table-cell office:value-type="float" office:value="701051" table:style-name="ce48">
            <text:p>701.051</text:p>
          </table:table-cell>
          <table:table-cell office:value-type="percentage" office:value="0.84560864315619466" table:style-name="ce49">
            <text:p>84,6%</text:p>
          </table:table-cell>
          <table:table-cell office:value-type="float" office:value="608298" table:style-name="ce48">
            <text:p>608.298</text:p>
          </table:table-cell>
          <table:table-cell office:value-type="percentage" office:value="0.90606423052804519" table:style-name="ce49">
            <text:p>90,6%</text:p>
          </table:table-cell>
          <table:table-cell office:value-type="float" office:value="6249912" table:style-name="ce48">
            <text:p>6.249.912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48783604185769" table:style-name="ce49">
            <text:p>92,1%</text:p>
          </table:table-cell>
          <table:table-cell office:value-type="percentage" office:value="0.81471853424727358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54" table:style-name="ce48">
            <text:p>299.054</text:p>
          </table:table-cell>
          <table:table-cell office:value-type="percentage" office:value="1" table:style-name="ce49">
            <text:p>100,0%</text:p>
          </table:table-cell>
          <table:table-cell office:value-type="float" office:value="437852" table:style-name="ce48">
            <text:p>437.852</text:p>
          </table:table-cell>
          <table:table-cell office:value-type="percentage" office:value="0.9956250454776977" table:style-name="ce49">
            <text:p>99,6%</text:p>
          </table:table-cell>
          <table:table-cell office:value-type="float" office:value="576843" table:style-name="ce48">
            <text:p>576.843</text:p>
          </table:table-cell>
          <table:table-cell office:value-type="percentage" office:value="0.96600964597916739" table:style-name="ce49">
            <text:p>96,6%</text:p>
          </table:table-cell>
          <table:table-cell office:value-type="float" office:value="724124" table:style-name="ce48">
            <text:p>724.124</text:p>
          </table:table-cell>
          <table:table-cell office:value-type="percentage" office:value="0.94992496353122668" table:style-name="ce49">
            <text:p>95,0%</text:p>
          </table:table-cell>
          <table:table-cell office:value-type="float" office:value="768309" table:style-name="ce48">
            <text:p>768.309</text:p>
          </table:table-cell>
          <table:table-cell office:value-type="percentage" office:value="0.91386699305240848" table:style-name="ce49">
            <text:p>91,4%</text:p>
          </table:table-cell>
          <table:table-cell office:value-type="float" office:value="531421" table:style-name="ce48">
            <text:p>531.421</text:p>
          </table:table-cell>
          <table:table-cell office:value-type="percentage" office:value="0.86561788894662339" table:style-name="ce49">
            <text:p>86,6%</text:p>
          </table:table-cell>
          <table:table-cell office:value-type="float" office:value="449699" table:style-name="ce48">
            <text:p>449.699</text:p>
          </table:table-cell>
          <table:table-cell office:value-type="percentage" office:value="0.8769943035222213" table:style-name="ce49">
            <text:p>87,7%</text:p>
          </table:table-cell>
          <table:table-cell office:value-type="float" office:value="407688" table:style-name="ce48">
            <text:p>407.688</text:p>
          </table:table-cell>
          <table:table-cell office:value-type="percentage" office:value="0.94204529437182427" table:style-name="ce49">
            <text:p>94,2%</text:p>
          </table:table-cell>
          <table:table-cell office:value-type="float" office:value="4194990" table:style-name="ce48">
            <text:p>4.194.990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87482619201223" table:style-name="ce49">
            <text:p>93,4%</text:p>
          </table:table-cell>
          <table:table-cell office:value-type="percentage" office:value="0.83117745136015231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6" table:style-name="ce48">
            <text:p>78.436</text:p>
          </table:table-cell>
          <table:table-cell office:value-type="percentage" office:value="1" table:style-name="ce49">
            <text:p>100,0%</text:p>
          </table:table-cell>
          <table:table-cell office:value-type="float" office:value="96164" table:style-name="ce48">
            <text:p>96.164</text:p>
          </table:table-cell>
          <table:table-cell office:value-type="percentage" office:value="1" table:style-name="ce49">
            <text:p>100,0%</text:p>
          </table:table-cell>
          <table:table-cell office:value-type="float" office:value="133488" table:style-name="ce48">
            <text:p>133.488</text:p>
          </table:table-cell>
          <table:table-cell office:value-type="percentage" office:value="1" table:style-name="ce49">
            <text:p>100,0%</text:p>
          </table:table-cell>
          <table:table-cell office:value-type="float" office:value="162375" table:style-name="ce48">
            <text:p>162.375</text:p>
          </table:table-cell>
          <table:table-cell office:value-type="percentage" office:value="0.96678832768691236" table:style-name="ce49">
            <text:p>96,7%</text:p>
          </table:table-cell>
          <table:table-cell office:value-type="float" office:value="147411" table:style-name="ce48">
            <text:p>147.411</text:p>
          </table:table-cell>
          <table:table-cell office:value-type="percentage" office:value="0.93572897623400364" table:style-name="ce49">
            <text:p>93,6%</text:p>
          </table:table-cell>
          <table:table-cell office:value-type="float" office:value="114907" table:style-name="ce48">
            <text:p>114.907</text:p>
          </table:table-cell>
          <table:table-cell office:value-type="percentage" office:value="0.88497558571186519" table:style-name="ce49">
            <text:p>88,5%</text:p>
          </table:table-cell>
          <table:table-cell office:value-type="float" office:value="95743" table:style-name="ce48">
            <text:p>95.743</text:p>
          </table:table-cell>
          <table:table-cell office:value-type="percentage" office:value="0.85100350203544695" table:style-name="ce49">
            <text:p>85,1%</text:p>
          </table:table-cell>
          <table:table-cell office:value-type="float" office:value="81371" table:style-name="ce48">
            <text:p>81.371</text:p>
          </table:table-cell>
          <table:table-cell office:value-type="percentage" office:value="0.94938687885752959" table:style-name="ce49">
            <text:p>94,9%</text:p>
          </table:table-cell>
          <table:table-cell office:value-type="float" office:value="909895" table:style-name="ce48">
            <text:p>909.895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89512469864935" table:style-name="ce49">
            <text:p>95,8%</text:p>
          </table:table-cell>
          <table:table-cell office:value-type="percentage" office:value="0.86001499056237296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94" table:style-name="ce48">
            <text:p>243.094</text:p>
          </table:table-cell>
          <table:table-cell office:value-type="percentage" office:value="1" table:style-name="ce49">
            <text:p>100,0%</text:p>
          </table:table-cell>
          <table:table-cell office:value-type="float" office:value="292384" table:style-name="ce48">
            <text:p>292.384</text:p>
          </table:table-cell>
          <table:table-cell office:value-type="percentage" office:value="1" table:style-name="ce49">
            <text:p>100,0%</text:p>
          </table:table-cell>
          <table:table-cell office:value-type="float" office:value="348284" table:style-name="ce48">
            <text:p>348.284</text:p>
          </table:table-cell>
          <table:table-cell office:value-type="percentage" office:value="0.98506078073117886" table:style-name="ce49">
            <text:p>98,5%</text:p>
          </table:table-cell>
          <table:table-cell office:value-type="float" office:value="393904" table:style-name="ce48">
            <text:p>393.904</text:p>
          </table:table-cell>
          <table:table-cell office:value-type="percentage" office:value="0.96261974584555232" table:style-name="ce49">
            <text:p>96,3%</text:p>
          </table:table-cell>
          <table:table-cell office:value-type="float" office:value="412659" table:style-name="ce48">
            <text:p>412.659</text:p>
          </table:table-cell>
          <table:table-cell office:value-type="percentage" office:value="0.93185302944424242" table:style-name="ce49">
            <text:p>93,2%</text:p>
          </table:table-cell>
          <table:table-cell office:value-type="float" office:value="269129" table:style-name="ce48">
            <text:p>269.129</text:p>
          </table:table-cell>
          <table:table-cell office:value-type="percentage" office:value="0.8721022171238958" table:style-name="ce49">
            <text:p>87,2%</text:p>
          </table:table-cell>
          <table:table-cell office:value-type="float" office:value="204929" table:style-name="ce48">
            <text:p>204.929</text:p>
          </table:table-cell>
          <table:table-cell office:value-type="percentage" office:value="0.8895955062032801" table:style-name="ce49">
            <text:p>89,0%</text:p>
          </table:table-cell>
          <table:table-cell office:value-type="float" office:value="177105" table:style-name="ce48">
            <text:p>177.105</text:p>
          </table:table-cell>
          <table:table-cell office:value-type="percentage" office:value="0.96597107077406408" table:style-name="ce49">
            <text:p>96,6%</text:p>
          </table:table-cell>
          <table:table-cell office:value-type="float" office:value="2341488" table:style-name="ce48">
            <text:p>2.341.48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32529628964624" table:style-name="ce49">
            <text:p>95,3%</text:p>
          </table:table-cell>
          <table:table-cell office:value-type="percentage" office:value="0.86822234318522618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7" table:style-name="ce48">
            <text:p>23.487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39" table:style-name="ce48">
            <text:p>38.539</text:p>
          </table:table-cell>
          <table:table-cell office:value-type="percentage" office:value="0.99805769928005383" table:style-name="ce49">
            <text:p>99,8%</text:p>
          </table:table-cell>
          <table:table-cell office:value-type="float" office:value="45973" table:style-name="ce48">
            <text:p>45.973</text:p>
          </table:table-cell>
          <table:table-cell office:value-type="percentage" office:value="0.96785263157894741" table:style-name="ce49">
            <text:p>96,8%</text:p>
          </table:table-cell>
          <table:table-cell office:value-type="float" office:value="48542" table:style-name="ce48">
            <text:p>48.542</text:p>
          </table:table-cell>
          <table:table-cell office:value-type="percentage" office:value="0.93848116928311809" table:style-name="ce49">
            <text:p>93,8%</text:p>
          </table:table-cell>
          <table:table-cell office:value-type="float" office:value="32581" table:style-name="ce48">
            <text:p>32.581</text:p>
          </table:table-cell>
          <table:table-cell office:value-type="percentage" office:value="0.8797116319256939" table:style-name="ce49">
            <text:p>88,0%</text:p>
          </table:table-cell>
          <table:table-cell office:value-type="float" office:value="25849" table:style-name="ce48">
            <text:p>25.849</text:p>
          </table:table-cell>
          <table:table-cell office:value-type="percentage" office:value="0.85689186501359149" table:style-name="ce49">
            <text:p>85,7%</text:p>
          </table:table-cell>
          <table:table-cell office:value-type="float" office:value="25434" table:style-name="ce48">
            <text:p>25.434</text:p>
          </table:table-cell>
          <table:table-cell office:value-type="percentage" office:value="0.97879545891860686" table:style-name="ce49">
            <text:p>97,9%</text:p>
          </table:table-cell>
          <table:table-cell office:value-type="float" office:value="269195" table:style-name="ce48">
            <text:p>269.19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35908895512634" table:style-name="ce49">
            <text:p>95,6%</text:p>
          </table:table-cell>
          <table:table-cell office:value-type="percentage" office:value="0.85140870907342747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901" table:style-name="ce48">
            <text:p>374.901</text:p>
          </table:table-cell>
          <table:table-cell office:value-type="percentage" office:value="1" table:style-name="ce49">
            <text:p>100,0%</text:p>
          </table:table-cell>
          <table:table-cell office:value-type="float" office:value="512745" table:style-name="ce48">
            <text:p>512.745</text:p>
          </table:table-cell>
          <table:table-cell office:value-type="percentage" office:value="0.972858362584195" table:style-name="ce49">
            <text:p>97,3%</text:p>
          </table:table-cell>
          <table:table-cell office:value-type="float" office:value="694294" table:style-name="ce48">
            <text:p>694.294</text:p>
          </table:table-cell>
          <table:table-cell office:value-type="percentage" office:value="0.96368421198737475" table:style-name="ce49">
            <text:p>96,4%</text:p>
          </table:table-cell>
          <table:table-cell office:value-type="float" office:value="950799" table:style-name="ce48">
            <text:p>950.799</text:p>
          </table:table-cell>
          <table:table-cell office:value-type="percentage" office:value="0.9606368823117547" table:style-name="ce49">
            <text:p>96,1%</text:p>
          </table:table-cell>
          <table:table-cell office:value-type="float" office:value="1053817" table:style-name="ce48">
            <text:p>1.053.817</text:p>
          </table:table-cell>
          <table:table-cell office:value-type="percentage" office:value="0.91158037876081388" table:style-name="ce49">
            <text:p>91,2%</text:p>
          </table:table-cell>
          <table:table-cell office:value-type="float" office:value="781470" table:style-name="ce48">
            <text:p>781.470</text:p>
          </table:table-cell>
          <table:table-cell office:value-type="percentage" office:value="0.86748649044673665" table:style-name="ce49">
            <text:p>86,7%</text:p>
          </table:table-cell>
          <table:table-cell office:value-type="float" office:value="638357" table:style-name="ce48">
            <text:p>638.357</text:p>
          </table:table-cell>
          <table:table-cell office:value-type="percentage" office:value="0.86785524439302464" table:style-name="ce49">
            <text:p>86,8%</text:p>
          </table:table-cell>
          <table:table-cell office:value-type="float" office:value="505137" table:style-name="ce48">
            <text:p>505.137</text:p>
          </table:table-cell>
          <table:table-cell office:value-type="percentage" office:value="0.88505624277254091" table:style-name="ce49">
            <text:p>88,5%</text:p>
          </table:table-cell>
          <table:table-cell office:value-type="float" office:value="5511520" table:style-name="ce48">
            <text:p>5.511.520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06228801381629" table:style-name="ce49">
            <text:p>92,3%</text:p>
          </table:table-cell>
          <table:table-cell office:value-type="percentage" office:value="0.81581709895515397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71" table:style-name="ce48">
            <text:p>72.871</text:p>
          </table:table-cell>
          <table:table-cell office:value-type="percentage" office:value="1" table:style-name="ce49">
            <text:p>100,0%</text:p>
          </table:table-cell>
          <table:table-cell office:value-type="float" office:value="103860" table:style-name="ce48">
            <text:p>103.860</text:p>
          </table:table-cell>
          <table:table-cell office:value-type="percentage" office:value="0.99940339870287331" table:style-name="ce49">
            <text:p>99,9%</text:p>
          </table:table-cell>
          <table:table-cell office:value-type="float" office:value="149851" table:style-name="ce48">
            <text:p>149.851</text:p>
          </table:table-cell>
          <table:table-cell office:value-type="percentage" office:value="0.97596733120143808" table:style-name="ce49">
            <text:p>97,6%</text:p>
          </table:table-cell>
          <table:table-cell office:value-type="float" office:value="210009" table:style-name="ce48">
            <text:p>210.009</text:p>
          </table:table-cell>
          <table:table-cell office:value-type="percentage" office:value="0.96288909368509379" table:style-name="ce49">
            <text:p>96,3%</text:p>
          </table:table-cell>
          <table:table-cell office:value-type="float" office:value="236915" table:style-name="ce48">
            <text:p>236.915</text:p>
          </table:table-cell>
          <table:table-cell office:value-type="percentage" office:value="0.93839615317584801" table:style-name="ce49">
            <text:p>93,8%</text:p>
          </table:table-cell>
          <table:table-cell office:value-type="float" office:value="174906" table:style-name="ce48">
            <text:p>174.906</text:p>
          </table:table-cell>
          <table:table-cell office:value-type="percentage" office:value="0.87859790831550078" table:style-name="ce49">
            <text:p>87,9%</text:p>
          </table:table-cell>
          <table:table-cell office:value-type="float" office:value="150223" table:style-name="ce48">
            <text:p>150.223</text:p>
          </table:table-cell>
          <table:table-cell office:value-type="percentage" office:value="0.8636533497375517" table:style-name="ce49">
            <text:p>86,4%</text:p>
          </table:table-cell>
          <table:table-cell office:value-type="float" office:value="132001" table:style-name="ce48">
            <text:p>132.001</text:p>
          </table:table-cell>
          <table:table-cell office:value-type="percentage" office:value="0.91276898821707142" table:style-name="ce49">
            <text:p>91,3%</text:p>
          </table:table-cell>
          <table:table-cell office:value-type="float" office:value="1230636" table:style-name="ce48">
            <text:p>1.230.63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98825452674306" table:style-name="ce49">
            <text:p>93,4%</text:p>
          </table:table-cell>
          <table:table-cell office:value-type="percentage" office:value="0.81333389730588546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7" table:style-name="ce48">
            <text:p>42.587</text:p>
          </table:table-cell>
          <table:table-cell office:value-type="percentage" office:value="1" table:style-name="ce49">
            <text:p>100,0%</text:p>
          </table:table-cell>
          <table:table-cell office:value-type="float" office:value="56011" table:style-name="ce48">
            <text:p>56.011</text:p>
          </table:table-cell>
          <table:table-cell office:value-type="percentage" office:value="0.98889477401129944" table:style-name="ce49">
            <text:p>98,9%</text:p>
          </table:table-cell>
          <table:table-cell office:value-type="float" office:value="72642" table:style-name="ce48">
            <text:p>72.642</text:p>
          </table:table-cell>
          <table:table-cell office:value-type="percentage" office:value="0.95998414166776791" table:style-name="ce49">
            <text:p>96,0%</text:p>
          </table:table-cell>
          <table:table-cell office:value-type="float" office:value="92567" table:style-name="ce48">
            <text:p>92.567</text:p>
          </table:table-cell>
          <table:table-cell office:value-type="percentage" office:value="0.94748101291735753" table:style-name="ce49">
            <text:p>94,7%</text:p>
          </table:table-cell>
          <table:table-cell office:value-type="float" office:value="96633" table:style-name="ce48">
            <text:p>96.633</text:p>
          </table:table-cell>
          <table:table-cell office:value-type="percentage" office:value="0.91402060100451177" table:style-name="ce49">
            <text:p>91,4%</text:p>
          </table:table-cell>
          <table:table-cell office:value-type="float" office:value="66099" table:style-name="ce48">
            <text:p>66.099</text:p>
          </table:table-cell>
          <table:table-cell office:value-type="percentage" office:value="0.86146046475257076" table:style-name="ce49">
            <text:p>86,1%</text:p>
          </table:table-cell>
          <table:table-cell office:value-type="float" office:value="60096" table:style-name="ce48">
            <text:p>60.096</text:p>
          </table:table-cell>
          <table:table-cell office:value-type="percentage" office:value="0.87346298072730444" table:style-name="ce49">
            <text:p>87,3%</text:p>
          </table:table-cell>
          <table:table-cell office:value-type="float" office:value="53216" table:style-name="ce48">
            <text:p>53.216</text:p>
          </table:table-cell>
          <table:table-cell office:value-type="percentage" office:value="0.92515776846716846" table:style-name="ce49">
            <text:p>92,5%</text:p>
          </table:table-cell>
          <table:table-cell office:value-type="float" office:value="539851" table:style-name="ce48">
            <text:p>539.851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49843667589383" table:style-name="ce49">
            <text:p>93,0%</text:p>
          </table:table-cell>
          <table:table-cell office:value-type="percentage" office:value="0.82087389417535661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59" table:style-name="ce48">
            <text:p>165.059</text:p>
          </table:table-cell>
          <table:table-cell office:value-type="percentage" office:value="1" table:style-name="ce49">
            <text:p>100,0%</text:p>
          </table:table-cell>
          <table:table-cell office:value-type="float" office:value="214611" table:style-name="ce48">
            <text:p>214.611</text:p>
          </table:table-cell>
          <table:table-cell office:value-type="percentage" office:value="0.99188874407254379" table:style-name="ce49">
            <text:p>99,2%</text:p>
          </table:table-cell>
          <table:table-cell office:value-type="float" office:value="280545" table:style-name="ce48">
            <text:p>280.545</text:p>
          </table:table-cell>
          <table:table-cell office:value-type="percentage" office:value="0.98726787090507917" table:style-name="ce49">
            <text:p>98,7%</text:p>
          </table:table-cell>
          <table:table-cell office:value-type="float" office:value="327545" table:style-name="ce48">
            <text:p>327.545</text:p>
          </table:table-cell>
          <table:table-cell office:value-type="percentage" office:value="0.97059860667857889" table:style-name="ce49">
            <text:p>97,1%</text:p>
          </table:table-cell>
          <table:table-cell office:value-type="float" office:value="327031" table:style-name="ce48">
            <text:p>327.031</text:p>
          </table:table-cell>
          <table:table-cell office:value-type="percentage" office:value="0.93957145812264409" table:style-name="ce49">
            <text:p>94,0%</text:p>
          </table:table-cell>
          <table:table-cell office:value-type="float" office:value="212818" table:style-name="ce48">
            <text:p>212.818</text:p>
          </table:table-cell>
          <table:table-cell office:value-type="percentage" office:value="0.89556673049003721" table:style-name="ce49">
            <text:p>89,6%</text:p>
          </table:table-cell>
          <table:table-cell office:value-type="float" office:value="176250" table:style-name="ce48">
            <text:p>176.250</text:p>
          </table:table-cell>
          <table:table-cell office:value-type="percentage" office:value="0.88472253595361794" table:style-name="ce49">
            <text:p>88,5%</text:p>
          </table:table-cell>
          <table:table-cell office:value-type="float" office:value="160615" table:style-name="ce48">
            <text:p>160.615</text:p>
          </table:table-cell>
          <table:table-cell office:value-type="percentage" office:value="0.92939352031339506" table:style-name="ce49">
            <text:p>92,9%</text:p>
          </table:table-cell>
          <table:table-cell office:value-type="float" office:value="1864474" table:style-name="ce48">
            <text:p>1.864.474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57173726366873" table:style-name="ce49">
            <text:p>95,4%</text:p>
          </table:table-cell>
          <table:table-cell office:value-type="percentage" office:value="0.85295172532421315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6" table:style-name="ce48">
            <text:p>2.406</text:p>
          </table:table-cell>
          <table:table-cell office:value-type="percentage" office:value="0.84807895664434263" table:style-name="ce49">
            <text:p>84,8%</text:p>
          </table:table-cell>
          <table:table-cell office:value-type="float" office:value="3927" table:style-name="ce48">
            <text:p>3.927</text:p>
          </table:table-cell>
          <table:table-cell office:value-type="percentage" office:value="0.89168937329700271" table:style-name="ce49">
            <text:p>89,2%</text:p>
          </table:table-cell>
          <table:table-cell office:value-type="float" office:value="7706" table:style-name="ce48">
            <text:p>7.706</text:p>
          </table:table-cell>
          <table:table-cell office:value-type="percentage" office:value="0.92520110457437865" table:style-name="ce49">
            <text:p>92,5%</text:p>
          </table:table-cell>
          <table:table-cell office:value-type="float" office:value="10667" table:style-name="ce48">
            <text:p>10.667</text:p>
          </table:table-cell>
          <table:table-cell office:value-type="percentage" office:value="0.92299039543134032" table:style-name="ce49">
            <text:p>92,3%</text:p>
          </table:table-cell>
          <table:table-cell office:value-type="float" office:value="11282" table:style-name="ce48">
            <text:p>11.282</text:p>
          </table:table-cell>
          <table:table-cell office:value-type="percentage" office:value="0.91300477462167196" table:style-name="ce49">
            <text:p>91,3%</text:p>
          </table:table-cell>
          <table:table-cell office:value-type="float" office:value="9508" table:style-name="ce48">
            <text:p>9.508</text:p>
          </table:table-cell>
          <table:table-cell office:value-type="percentage" office:value="0.83410825511009734" table:style-name="ce49">
            <text:p>83,4%</text:p>
          </table:table-cell>
          <table:table-cell office:value-type="float" office:value="9674" table:style-name="ce48">
            <text:p>9.674</text:p>
          </table:table-cell>
          <table:table-cell office:value-type="percentage" office:value="0.89038196042337781" table:style-name="ce49">
            <text:p>89,0%</text:p>
          </table:table-cell>
          <table:table-cell office:value-type="float" office:value="9247" table:style-name="ce48">
            <text:p>9.247</text:p>
          </table:table-cell>
          <table:table-cell office:value-type="percentage" office:value="0.99633660165930393" table:style-name="ce49">
            <text:p>99,6%</text:p>
          </table:table-cell>
          <table:table-cell office:value-type="float" office:value="64417" table:style-name="ce48">
            <text:p>64.417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691126159737567" table:style-name="ce49">
            <text:p>90,7%</text:p>
          </table:table-cell>
          <table:table-cell office:value-type="percentage" office:value="0.77130404588287416" table:style-name="ce49">
            <text:p>77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6" table:style-name="ce48">
            <text:p>7.506</text:p>
          </table:table-cell>
          <table:table-cell office:value-type="percentage" office:value="0.93766396002498442" table:style-name="ce49">
            <text:p>93,8%</text:p>
          </table:table-cell>
          <table:table-cell office:value-type="float" office:value="10152" table:style-name="ce48">
            <text:p>10.152</text:p>
          </table:table-cell>
          <table:table-cell office:value-type="percentage" office:value="0.93991297102120175" table:style-name="ce49">
            <text:p>94,0%</text:p>
          </table:table-cell>
          <table:table-cell office:value-type="float" office:value="10633" table:style-name="ce48">
            <text:p>10.633</text:p>
          </table:table-cell>
          <table:table-cell office:value-type="percentage" office:value="0.97345051725716381" table:style-name="ce49">
            <text:p>97,3%</text:p>
          </table:table-cell>
          <table:table-cell office:value-type="float" office:value="9313" table:style-name="ce48">
            <text:p>9.313</text:p>
          </table:table-cell>
          <table:table-cell office:value-type="percentage" office:value="0.85034696859021186" table:style-name="ce49">
            <text:p>85,0%</text:p>
          </table:table-cell>
          <table:table-cell office:value-type="float" office:value="10228" table:style-name="ce48">
            <text:p>10.228</text:p>
          </table:table-cell>
          <table:table-cell office:value-type="percentage" office:value="0.87486100419125823" table:style-name="ce49">
            <text:p>87,5%</text:p>
          </table:table-cell>
          <table:table-cell office:value-type="float" office:value="8958" table:style-name="ce48">
            <text:p>8.958</text:p>
          </table:table-cell>
          <table:table-cell office:value-type="percentage" office:value="0.93507306889352815" table:style-name="ce49">
            <text:p>93,5%</text:p>
          </table:table-cell>
          <table:table-cell office:value-type="float" office:value="62316" table:style-name="ce48">
            <text:p>62.316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284094571236052" table:style-name="ce49">
            <text:p>91,3%</text:p>
          </table:table-cell>
          <table:table-cell office:value-type="percentage" office:value="0.74166289781247774" table:style-name="ce49">
            <text:p>74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57" table:style-name="ce48">
            <text:p>9.657</text:p>
          </table:table-cell>
          <table:table-cell office:value-type="string" table:style-name="ce49">
            <text:p>-</text:p>
          </table:table-cell>
          <table:table-cell office:value-type="float" office:value="22684" table:style-name="ce48">
            <text:p>22.684</text:p>
          </table:table-cell>
          <table:table-cell office:value-type="string" table:style-name="ce49">
            <text:p>-</text:p>
          </table:table-cell>
          <table:table-cell office:value-type="float" office:value="32668" table:style-name="ce48">
            <text:p>32.668</text:p>
          </table:table-cell>
          <table:table-cell office:value-type="string" table:style-name="ce49">
            <text:p>-</text:p>
          </table:table-cell>
          <table:table-cell office:value-type="float" office:value="25114" table:style-name="ce48">
            <text:p>25.114</text:p>
          </table:table-cell>
          <table:table-cell office:value-type="string" table:style-name="ce49">
            <text:p>-</text:p>
          </table:table-cell>
          <table:table-cell office:value-type="float" office:value="1235" table:style-name="ce48">
            <text:p>1.235</text:p>
          </table:table-cell>
          <table:table-cell office:value-type="string" table:style-name="ce49">
            <text:p>-</text:p>
          </table:table-cell>
          <table:table-cell office:value-type="float" office:value="95104" table:style-name="ce48">
            <text:p>95.104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64" table:style-name="ce51">
            <text:p>1.964</text:p>
          </table:table-cell>
          <table:table-cell office:value-type="string" table:style-name="ce52">
            <text:p>-</text:p>
          </table:table-cell>
          <table:table-cell office:value-type="float" office:value="2425" table:style-name="ce51">
            <text:p>2.425</text:p>
          </table:table-cell>
          <table:table-cell office:value-type="string" table:style-name="ce52">
            <text:p>-</text:p>
          </table:table-cell>
          <table:table-cell office:value-type="float" office:value="2120" table:style-name="ce51">
            <text:p>2.120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106" table:style-name="ce51">
            <text:p>8.106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217" table:style-name="ce55">
            <text:p>2.950.217</text:p>
          </table:table-cell>
          <table:table-cell office:value-type="percentage" office:value="1" table:style-name="ce56">
            <text:p>100,0%</text:p>
          </table:table-cell>
          <table:table-cell office:value-type="float" office:value="3967604" table:style-name="ce55">
            <text:p>3.967.604</text:p>
          </table:table-cell>
          <table:table-cell office:value-type="percentage" office:value="0.99268795337503801" table:style-name="ce56">
            <text:p>99,3%</text:p>
          </table:table-cell>
          <table:table-cell office:value-type="float" office:value="5336097" table:style-name="ce55">
            <text:p>5.336.097</text:p>
          </table:table-cell>
          <table:table-cell office:value-type="percentage" office:value="0.9688501105732743" table:style-name="ce56">
            <text:p>96,9%</text:p>
          </table:table-cell>
          <table:table-cell office:value-type="float" office:value="6769963" table:style-name="ce55">
            <text:p>6.769.963</text:p>
          </table:table-cell>
          <table:table-cell office:value-type="percentage" office:value="0.94954201528981386" table:style-name="ce56">
            <text:p>95,0%</text:p>
          </table:table-cell>
          <table:table-cell office:value-type="float" office:value="7135129" table:style-name="ce55">
            <text:p>7.135.129</text:p>
          </table:table-cell>
          <table:table-cell office:value-type="percentage" office:value="0.91279317593575282" table:style-name="ce56">
            <text:p>91,3%</text:p>
          </table:table-cell>
          <table:table-cell office:value-type="float" office:value="5129556" table:style-name="ce55">
            <text:p>5.129.556</text:p>
          </table:table-cell>
          <table:table-cell office:value-type="percentage" office:value="0.86326804689314407" table:style-name="ce56">
            <text:p>86,3%</text:p>
          </table:table-cell>
          <table:table-cell office:value-type="float" office:value="4253929" table:style-name="ce55">
            <text:p>4.253.929</text:p>
          </table:table-cell>
          <table:table-cell office:value-type="percentage" office:value="0.86381120922388699" table:style-name="ce56">
            <text:p>86,4%</text:p>
          </table:table-cell>
          <table:table-cell office:value-type="float" office:value="3667649" table:style-name="ce55">
            <text:p>3.667.649</text:p>
          </table:table-cell>
          <table:table-cell office:value-type="percentage" office:value="0.92060340936986851" table:style-name="ce56">
            <text:p>92,1%</text:p>
          </table:table-cell>
          <table:table-cell office:value-type="float" office:value="39210144" table:style-name="ce55">
            <text:p>39.210.144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47998879128524" table:style-name="ce56">
            <text:p>92,9%</text:p>
          </table:table-cell>
          <table:table-cell office:value-type="percentage" office:value="0.82724096824855753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84" table:style-name="ce45">
            <text:p>430.784</text:p>
          </table:table-cell>
          <table:table-cell office:value-type="percentage" office:value="1" table:style-name="ce46">
            <text:p>100,0%</text:p>
          </table:table-cell>
          <table:table-cell office:value-type="float" office:value="652982" table:style-name="ce45">
            <text:p>652.982</text:p>
          </table:table-cell>
          <table:table-cell office:value-type="percentage" office:value="0.99795055347282613" table:style-name="ce46">
            <text:p>99,8%</text:p>
          </table:table-cell>
          <table:table-cell office:value-type="float" office:value="933805" table:style-name="ce45">
            <text:p>933.805</text:p>
          </table:table-cell>
          <table:table-cell office:value-type="percentage" office:value="0.97451131201414276" table:style-name="ce46">
            <text:p>97,5%</text:p>
          </table:table-cell>
          <table:table-cell office:value-type="float" office:value="1222476" table:style-name="ce45">
            <text:p>1.222.476</text:p>
          </table:table-cell>
          <table:table-cell office:value-type="percentage" office:value="0.94942881707001681" table:style-name="ce46">
            <text:p>94,9%</text:p>
          </table:table-cell>
          <table:table-cell office:value-type="float" office:value="1267161" table:style-name="ce45">
            <text:p>1.267.161</text:p>
          </table:table-cell>
          <table:table-cell office:value-type="percentage" office:value="0.9153565319402226" table:style-name="ce46">
            <text:p>91,5%</text:p>
          </table:table-cell>
          <table:table-cell office:value-type="float" office:value="952402" table:style-name="ce45">
            <text:p>952.402</text:p>
          </table:table-cell>
          <table:table-cell office:value-type="percentage" office:value="0.86442670132595367" table:style-name="ce46">
            <text:p>86,4%</text:p>
          </table:table-cell>
          <table:table-cell office:value-type="float" office:value="792958" table:style-name="ce45">
            <text:p>792.958</text:p>
          </table:table-cell>
          <table:table-cell office:value-type="percentage" office:value="0.85622257351162712" table:style-name="ce46">
            <text:p>85,6%</text:p>
          </table:table-cell>
          <table:table-cell office:value-type="float" office:value="753489" table:style-name="ce45">
            <text:p>753.489</text:p>
          </table:table-cell>
          <table:table-cell office:value-type="percentage" office:value="0.97495361300957761" table:style-name="ce46">
            <text:p>97,5%</text:p>
          </table:table-cell>
          <table:table-cell office:value-type="float" office:value="7006057" table:style-name="ce45">
            <text:p>7.006.057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314495661630481" table:style-name="ce46">
            <text:p>93,3%</text:p>
          </table:table-cell>
          <table:table-cell office:value-type="percentage" office:value="0.82402707435013711" table:style-name="ce46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18" table:style-name="ce48">
            <text:p>100.518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4" table:style-name="ce48">
            <text:p>119.264</text:p>
          </table:table-cell>
          <table:table-cell office:value-type="percentage" office:value="0.99698223615464998" table:style-name="ce49">
            <text:p>99,7%</text:p>
          </table:table-cell>
          <table:table-cell office:value-type="float" office:value="155508" table:style-name="ce48">
            <text:p>155.508</text:p>
          </table:table-cell>
          <table:table-cell office:value-type="percentage" office:value="0.96403198809745216" table:style-name="ce49">
            <text:p>96,4%</text:p>
          </table:table-cell>
          <table:table-cell office:value-type="float" office:value="188417" table:style-name="ce48">
            <text:p>188.417</text:p>
          </table:table-cell>
          <table:table-cell office:value-type="percentage" office:value="0.9375379409862169" table:style-name="ce49">
            <text:p>93,8%</text:p>
          </table:table-cell>
          <table:table-cell office:value-type="float" office:value="191074" table:style-name="ce48">
            <text:p>191.074</text:p>
          </table:table-cell>
          <table:table-cell office:value-type="percentage" office:value="0.89438627204089183" table:style-name="ce49">
            <text:p>89,4%</text:p>
          </table:table-cell>
          <table:table-cell office:value-type="float" office:value="129979" table:style-name="ce48">
            <text:p>129.979</text:p>
          </table:table-cell>
          <table:table-cell office:value-type="percentage" office:value="0.82120699023237598" table:style-name="ce49">
            <text:p>82,1%</text:p>
          </table:table-cell>
          <table:table-cell office:value-type="float" office:value="108304" table:style-name="ce48">
            <text:p>108.304</text:p>
          </table:table-cell>
          <table:table-cell office:value-type="percentage" office:value="0.82802489334699303" table:style-name="ce49">
            <text:p>82,8%</text:p>
          </table:table-cell>
          <table:table-cell office:value-type="float" office:value="97110" table:style-name="ce48">
            <text:p>97.110</text:p>
          </table:table-cell>
          <table:table-cell office:value-type="percentage" office:value="0.90725636929286135" table:style-name="ce49">
            <text:p>90,7%</text:p>
          </table:table-cell>
          <table:table-cell office:value-type="float" office:value="1090174" table:style-name="ce48">
            <text:p>1.090.174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65685786542549" table:style-name="ce49">
            <text:p>91,7%</text:p>
          </table:table-cell>
          <table:table-cell office:value-type="percentage" office:value="0.81898202508689966" table:style-name="ce49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05" table:style-name="ce48">
            <text:p>88.605</text:p>
          </table:table-cell>
          <table:table-cell office:value-type="percentage" office:value="1" table:style-name="ce49">
            <text:p>100,0%</text:p>
          </table:table-cell>
          <table:table-cell office:value-type="float" office:value="114659" table:style-name="ce48">
            <text:p>114.659</text:p>
          </table:table-cell>
          <table:table-cell office:value-type="percentage" office:value="1" table:style-name="ce49">
            <text:p>100,0%</text:p>
          </table:table-cell>
          <table:table-cell office:value-type="float" office:value="149528" table:style-name="ce48">
            <text:p>149.528</text:p>
          </table:table-cell>
          <table:table-cell office:value-type="percentage" office:value="0.9838015658924929" table:style-name="ce49">
            <text:p>98,4%</text:p>
          </table:table-cell>
          <table:table-cell office:value-type="float" office:value="155036" table:style-name="ce48">
            <text:p>155.036</text:p>
          </table:table-cell>
          <table:table-cell office:value-type="percentage" office:value="0.95652227562421721" table:style-name="ce49">
            <text:p>95,7%</text:p>
          </table:table-cell>
          <table:table-cell office:value-type="float" office:value="152467" table:style-name="ce48">
            <text:p>152.467</text:p>
          </table:table-cell>
          <table:table-cell office:value-type="percentage" office:value="0.91891875602700102" table:style-name="ce49">
            <text:p>91,9%</text:p>
          </table:table-cell>
          <table:table-cell office:value-type="float" office:value="92009" table:style-name="ce48">
            <text:p>92.009</text:p>
          </table:table-cell>
          <table:table-cell office:value-type="percentage" office:value="0.8472985790719304" table:style-name="ce49">
            <text:p>84,7%</text:p>
          </table:table-cell>
          <table:table-cell office:value-type="float" office:value="67562" table:style-name="ce48">
            <text:p>67.562</text:p>
          </table:table-cell>
          <table:table-cell office:value-type="percentage" office:value="0.85260341737967238" table:style-name="ce49">
            <text:p>85,3%</text:p>
          </table:table-cell>
          <table:table-cell office:value-type="float" office:value="66871" table:style-name="ce48">
            <text:p>66.871</text:p>
          </table:table-cell>
          <table:table-cell office:value-type="percentage" office:value="1.0247486821135221" table:style-name="ce49">
            <text:p>102,5%</text:p>
          </table:table-cell>
          <table:table-cell office:value-type="float" office:value="886737" table:style-name="ce48">
            <text:p>886.73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02257946986768" table:style-name="ce49">
            <text:p>95,3%</text:p>
          </table:table-cell>
          <table:table-cell office:value-type="percentage" office:value="0.8754532826400524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18" table:style-name="ce48">
            <text:p>51.418</text:p>
          </table:table-cell>
          <table:table-cell office:value-type="percentage" office:value="0.95870079988067047" table:style-name="ce49">
            <text:p>95,9%</text:p>
          </table:table-cell>
          <table:table-cell office:value-type="float" office:value="79848" table:style-name="ce48">
            <text:p>79.848</text:p>
          </table:table-cell>
          <table:table-cell office:value-type="percentage" office:value="0.91533117821033083" table:style-name="ce49">
            <text:p>91,5%</text:p>
          </table:table-cell>
          <table:table-cell office:value-type="float" office:value="112138" table:style-name="ce48">
            <text:p>112.138</text:p>
          </table:table-cell>
          <table:table-cell office:value-type="percentage" office:value="0.88025244715172735" table:style-name="ce49">
            <text:p>88,0%</text:p>
          </table:table-cell>
          <table:table-cell office:value-type="float" office:value="153039" table:style-name="ce48">
            <text:p>153.039</text:p>
          </table:table-cell>
          <table:table-cell office:value-type="percentage" office:value="0.86215269170966946" table:style-name="ce49">
            <text:p>86,2%</text:p>
          </table:table-cell>
          <table:table-cell office:value-type="float" office:value="172758" table:style-name="ce48">
            <text:p>172.758</text:p>
          </table:table-cell>
          <table:table-cell office:value-type="percentage" office:value="0.79750534338458978" table:style-name="ce49">
            <text:p>79,8%</text:p>
          </table:table-cell>
          <table:table-cell office:value-type="float" office:value="133410" table:style-name="ce48">
            <text:p>133.410</text:p>
          </table:table-cell>
          <table:table-cell office:value-type="percentage" office:value="0.72486919102185854" table:style-name="ce49">
            <text:p>72,5%</text:p>
          </table:table-cell>
          <table:table-cell office:value-type="float" office:value="102749" table:style-name="ce48">
            <text:p>102.749</text:p>
          </table:table-cell>
          <table:table-cell office:value-type="percentage" office:value="0.74882846377529821" table:style-name="ce49">
            <text:p>74,9%</text:p>
          </table:table-cell>
          <table:table-cell office:value-type="float" office:value="85177" table:style-name="ce48">
            <text:p>85.177</text:p>
          </table:table-cell>
          <table:table-cell office:value-type="percentage" office:value="0.85574063655360877" table:style-name="ce49">
            <text:p>85,6%</text:p>
          </table:table-cell>
          <table:table-cell office:value-type="float" office:value="890537" table:style-name="ce48">
            <text:p>890.53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14520669099611" table:style-name="ce49">
            <text:p>82,2%</text:p>
          </table:table-cell>
          <table:table-cell office:value-type="percentage" office:value="0.73008300711196739" table:style-name="ce49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09" table:style-name="ce48">
            <text:p>92.809</text:p>
          </table:table-cell>
          <table:table-cell office:value-type="percentage" office:value="0.92474243239473108" table:style-name="ce49">
            <text:p>92,5%</text:p>
          </table:table-cell>
          <table:table-cell office:value-type="float" office:value="152004" table:style-name="ce48">
            <text:p>152.004</text:p>
          </table:table-cell>
          <table:table-cell office:value-type="percentage" office:value="0.90777922434695368" table:style-name="ce49">
            <text:p>90,8%</text:p>
          </table:table-cell>
          <table:table-cell office:value-type="float" office:value="225387" table:style-name="ce48">
            <text:p>225.387</text:p>
          </table:table-cell>
          <table:table-cell office:value-type="percentage" office:value="0.895975035280555" table:style-name="ce49">
            <text:p>89,6%</text:p>
          </table:table-cell>
          <table:table-cell office:value-type="float" office:value="324219" table:style-name="ce48">
            <text:p>324.219</text:p>
          </table:table-cell>
          <table:table-cell office:value-type="percentage" office:value="0.88043894451278626" table:style-name="ce49">
            <text:p>88,0%</text:p>
          </table:table-cell>
          <table:table-cell office:value-type="float" office:value="321821" table:style-name="ce48">
            <text:p>321.821</text:p>
          </table:table-cell>
          <table:table-cell office:value-type="percentage" office:value="0.816586950178252" table:style-name="ce49">
            <text:p>81,7%</text:p>
          </table:table-cell>
          <table:table-cell office:value-type="float" office:value="233302" table:style-name="ce48">
            <text:p>233.302</text:p>
          </table:table-cell>
          <table:table-cell office:value-type="percentage" office:value="0.74570257813349017" table:style-name="ce49">
            <text:p>74,6%</text:p>
          </table:table-cell>
          <table:table-cell office:value-type="float" office:value="191328" table:style-name="ce48">
            <text:p>191.328</text:p>
          </table:table-cell>
          <table:table-cell office:value-type="percentage" office:value="0.75127517463708082" table:style-name="ce49">
            <text:p>75,1%</text:p>
          </table:table-cell>
          <table:table-cell office:value-type="float" office:value="169255" table:style-name="ce48">
            <text:p>169.255</text:p>
          </table:table-cell>
          <table:table-cell office:value-type="percentage" office:value="0.9185412313787209" table:style-name="ce49">
            <text:p>91,9%</text:p>
          </table:table-cell>
          <table:table-cell office:value-type="float" office:value="1710125" table:style-name="ce48">
            <text:p>1.710.125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097077323823355" table:style-name="ce49">
            <text:p>84,1%</text:p>
          </table:table-cell>
          <table:table-cell office:value-type="percentage" office:value="0.7619624936897631" table:style-name="ce49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3" table:style-name="ce48">
            <text:p>42.283</text:p>
          </table:table-cell>
          <table:table-cell office:value-type="percentage" office:value="1" table:style-name="ce49">
            <text:p>100,0%</text:p>
          </table:table-cell>
          <table:table-cell office:value-type="float" office:value="56099" table:style-name="ce48">
            <text:p>56.099</text:p>
          </table:table-cell>
          <table:table-cell office:value-type="percentage" office:value="1" table:style-name="ce49">
            <text:p>100,0%</text:p>
          </table:table-cell>
          <table:table-cell office:value-type="float" office:value="77167" table:style-name="ce48">
            <text:p>77.167</text:p>
          </table:table-cell>
          <table:table-cell office:value-type="percentage" office:value="0.97363008945582097" table:style-name="ce49">
            <text:p>97,4%</text:p>
          </table:table-cell>
          <table:table-cell office:value-type="float" office:value="85090" table:style-name="ce48">
            <text:p>85.090</text:p>
          </table:table-cell>
          <table:table-cell office:value-type="percentage" office:value="0.93536330658458833" table:style-name="ce49">
            <text:p>93,5%</text:p>
          </table:table-cell>
          <table:table-cell office:value-type="float" office:value="89294" table:style-name="ce48">
            <text:p>89.294</text:p>
          </table:table-cell>
          <table:table-cell office:value-type="percentage" office:value="0.91690797445217997" table:style-name="ce49">
            <text:p>91,7%</text:p>
          </table:table-cell>
          <table:table-cell office:value-type="float" office:value="56682" table:style-name="ce48">
            <text:p>56.682</text:p>
          </table:table-cell>
          <table:table-cell office:value-type="percentage" office:value="0.84400964888769769" table:style-name="ce49">
            <text:p>84,4%</text:p>
          </table:table-cell>
          <table:table-cell office:value-type="float" office:value="43300" table:style-name="ce48">
            <text:p>43.300</text:p>
          </table:table-cell>
          <table:table-cell office:value-type="percentage" office:value="0.85113911111984741" table:style-name="ce49">
            <text:p>85,1%</text:p>
          </table:table-cell>
          <table:table-cell office:value-type="float" office:value="45801" table:style-name="ce48">
            <text:p>45.801</text:p>
          </table:table-cell>
          <table:table-cell office:value-type="percentage" office:value="1.011439171432988" table:style-name="ce49">
            <text:p>101,1%</text:p>
          </table:table-cell>
          <table:table-cell office:value-type="float" office:value="495716" table:style-name="ce48">
            <text:p>495.716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052692093150336" table:style-name="ce49">
            <text:p>94,1%</text:p>
          </table:table-cell>
          <table:table-cell office:value-type="percentage" office:value="0.84933051203193666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78" table:style-name="ce48">
            <text:p>228.178</text:p>
          </table:table-cell>
          <table:table-cell office:value-type="percentage" office:value="1" table:style-name="ce49">
            <text:p>100,0%</text:p>
          </table:table-cell>
          <table:table-cell office:value-type="float" office:value="250707" table:style-name="ce48">
            <text:p>250.707</text:p>
          </table:table-cell>
          <table:table-cell office:value-type="percentage" office:value="1" table:style-name="ce49">
            <text:p>100,0%</text:p>
          </table:table-cell>
          <table:table-cell office:value-type="float" office:value="323820" table:style-name="ce48">
            <text:p>323.820</text:p>
          </table:table-cell>
          <table:table-cell office:value-type="percentage" office:value="0.9895398832060579" table:style-name="ce49">
            <text:p>99,0%</text:p>
          </table:table-cell>
          <table:table-cell office:value-type="float" office:value="355335" table:style-name="ce48">
            <text:p>355.335</text:p>
          </table:table-cell>
          <table:table-cell office:value-type="percentage" office:value="0.93214114264578196" table:style-name="ce49">
            <text:p>93,2%</text:p>
          </table:table-cell>
          <table:table-cell office:value-type="float" office:value="323724" table:style-name="ce48">
            <text:p>323.724</text:p>
          </table:table-cell>
          <table:table-cell office:value-type="percentage" office:value="0.89872904647947538" table:style-name="ce49">
            <text:p>89,9%</text:p>
          </table:table-cell>
          <table:table-cell office:value-type="float" office:value="215959" table:style-name="ce48">
            <text:p>215.959</text:p>
          </table:table-cell>
          <table:table-cell office:value-type="percentage" office:value="0.83413415114599343" table:style-name="ce49">
            <text:p>83,4%</text:p>
          </table:table-cell>
          <table:table-cell office:value-type="float" office:value="177976" table:style-name="ce48">
            <text:p>177.976</text:p>
          </table:table-cell>
          <table:table-cell office:value-type="percentage" office:value="0.8403854962012286" table:style-name="ce49">
            <text:p>84,0%</text:p>
          </table:table-cell>
          <table:table-cell office:value-type="float" office:value="161939" table:style-name="ce48">
            <text:p>161.939</text:p>
          </table:table-cell>
          <table:table-cell office:value-type="percentage" office:value="0.96278790473132858" table:style-name="ce49">
            <text:p>96,3%</text:p>
          </table:table-cell>
          <table:table-cell office:value-type="float" office:value="2037638" table:style-name="ce48">
            <text:p>2.037.63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80746900880188" table:style-name="ce49">
            <text:p>93,8%</text:p>
          </table:table-cell>
          <table:table-cell office:value-type="percentage" office:value="0.8537652583182529" table:style-name="ce49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38" table:style-name="ce48">
            <text:p>137.038</text:p>
          </table:table-cell>
          <table:table-cell office:value-type="percentage" office:value="1" table:style-name="ce49">
            <text:p>100,0%</text:p>
          </table:table-cell>
          <table:table-cell office:value-type="float" office:value="158132" table:style-name="ce48">
            <text:p>158.132</text:p>
          </table:table-cell>
          <table:table-cell office:value-type="percentage" office:value="1" table:style-name="ce49">
            <text:p>100,0%</text:p>
          </table:table-cell>
          <table:table-cell office:value-type="float" office:value="222875" table:style-name="ce48">
            <text:p>222.875</text:p>
          </table:table-cell>
          <table:table-cell office:value-type="percentage" office:value="0.97740189801252475" table:style-name="ce49">
            <text:p>97,7%</text:p>
          </table:table-cell>
          <table:table-cell office:value-type="float" office:value="286804" table:style-name="ce48">
            <text:p>286.804</text:p>
          </table:table-cell>
          <table:table-cell office:value-type="percentage" office:value="0.92099406885522805" table:style-name="ce49">
            <text:p>92,1%</text:p>
          </table:table-cell>
          <table:table-cell office:value-type="float" office:value="287239" table:style-name="ce48">
            <text:p>287.239</text:p>
          </table:table-cell>
          <table:table-cell office:value-type="percentage" office:value="0.86862867839398095" table:style-name="ce49">
            <text:p>86,9%</text:p>
          </table:table-cell>
          <table:table-cell office:value-type="float" office:value="206559" table:style-name="ce48">
            <text:p>206.559</text:p>
          </table:table-cell>
          <table:table-cell office:value-type="percentage" office:value="0.80138971332797937" table:style-name="ce49">
            <text:p>80,1%</text:p>
          </table:table-cell>
          <table:table-cell office:value-type="float" office:value="173901" table:style-name="ce48">
            <text:p>173.901</text:p>
          </table:table-cell>
          <table:table-cell office:value-type="percentage" office:value="0.79409750127858547" table:style-name="ce49">
            <text:p>79,4%</text:p>
          </table:table-cell>
          <table:table-cell office:value-type="float" office:value="166270" table:style-name="ce48">
            <text:p>166.270</text:p>
          </table:table-cell>
          <table:table-cell office:value-type="percentage" office:value="0.9350677104422549" table:style-name="ce49">
            <text:p>93,5%</text:p>
          </table:table-cell>
          <table:table-cell office:value-type="float" office:value="1638818" table:style-name="ce48">
            <text:p>1.638.818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39207260465115" table:style-name="ce49">
            <text:p>90,2%</text:p>
          </table:table-cell>
          <table:table-cell office:value-type="percentage" office:value="0.79994786826094766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604" table:style-name="ce48">
            <text:p>455.604</text:p>
          </table:table-cell>
          <table:table-cell office:value-type="percentage" office:value="1" table:style-name="ce49">
            <text:p>100,0%</text:p>
          </table:table-cell>
          <table:table-cell office:value-type="float" office:value="618440" table:style-name="ce48">
            <text:p>618.440</text:p>
          </table:table-cell>
          <table:table-cell office:value-type="percentage" office:value="0.97279373828129911" table:style-name="ce49">
            <text:p>97,3%</text:p>
          </table:table-cell>
          <table:table-cell office:value-type="float" office:value="802063" table:style-name="ce48">
            <text:p>802.063</text:p>
          </table:table-cell>
          <table:table-cell office:value-type="percentage" office:value="0.94085402189366607" table:style-name="ce49">
            <text:p>94,1%</text:p>
          </table:table-cell>
          <table:table-cell office:value-type="float" office:value="1039454" table:style-name="ce48">
            <text:p>1.039.454</text:p>
          </table:table-cell>
          <table:table-cell office:value-type="percentage" office:value="0.94719614798965923" table:style-name="ce49">
            <text:p>94,7%</text:p>
          </table:table-cell>
          <table:table-cell office:value-type="float" office:value="1155315" table:style-name="ce48">
            <text:p>1.155.315</text:p>
          </table:table-cell>
          <table:table-cell office:value-type="percentage" office:value="0.9057529027149499" table:style-name="ce49">
            <text:p>90,6%</text:p>
          </table:table-cell>
          <table:table-cell office:value-type="float" office:value="817955" table:style-name="ce48">
            <text:p>817.955</text:p>
          </table:table-cell>
          <table:table-cell office:value-type="percentage" office:value="0.84619419259529005" table:style-name="ce49">
            <text:p>84,6%</text:p>
          </table:table-cell>
          <table:table-cell office:value-type="float" office:value="682662" table:style-name="ce48">
            <text:p>682.662</text:p>
          </table:table-cell>
          <table:table-cell office:value-type="percentage" office:value="0.82342780704156204" table:style-name="ce49">
            <text:p>82,3%</text:p>
          </table:table-cell>
          <table:table-cell office:value-type="float" office:value="606670" table:style-name="ce48">
            <text:p>606.670</text:p>
          </table:table-cell>
          <table:table-cell office:value-type="percentage" office:value="0.90363931286055388" table:style-name="ce49">
            <text:p>90,4%</text:p>
          </table:table-cell>
          <table:table-cell office:value-type="float" office:value="6178163" table:style-name="ce48">
            <text:p>6.178.163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090915417431018" table:style-name="ce49">
            <text:p>91,1%</text:p>
          </table:table-cell>
          <table:table-cell office:value-type="percentage" office:value="0.80536556413926119" table:style-name="ce49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45" table:style-name="ce48">
            <text:p>295.445</text:p>
          </table:table-cell>
          <table:table-cell office:value-type="percentage" office:value="1" table:style-name="ce49">
            <text:p>100,0%</text:p>
          </table:table-cell>
          <table:table-cell office:value-type="float" office:value="435571" table:style-name="ce48">
            <text:p>435.571</text:p>
          </table:table-cell>
          <table:table-cell office:value-type="percentage" office:value="0.99043831405078953" table:style-name="ce49">
            <text:p>99,0%</text:p>
          </table:table-cell>
          <table:table-cell office:value-type="float" office:value="579458" table:style-name="ce48">
            <text:p>579.458</text:p>
          </table:table-cell>
          <table:table-cell office:value-type="percentage" office:value="0.97038885353518434" table:style-name="ce49">
            <text:p>97,0%</text:p>
          </table:table-cell>
          <table:table-cell office:value-type="float" office:value="733326" table:style-name="ce48">
            <text:p>733.326</text:p>
          </table:table-cell>
          <table:table-cell office:value-type="percentage" office:value="0.96199638985381009" table:style-name="ce49">
            <text:p>96,2%</text:p>
          </table:table-cell>
          <table:table-cell office:value-type="float" office:value="769293" table:style-name="ce48">
            <text:p>769.293</text:p>
          </table:table-cell>
          <table:table-cell office:value-type="percentage" office:value="0.91503741422561291" table:style-name="ce49">
            <text:p>91,5%</text:p>
          </table:table-cell>
          <table:table-cell office:value-type="float" office:value="529561" table:style-name="ce48">
            <text:p>529.561</text:p>
          </table:table-cell>
          <table:table-cell office:value-type="percentage" office:value="0.86258818317014729" table:style-name="ce49">
            <text:p>86,3%</text:p>
          </table:table-cell>
          <table:table-cell office:value-type="float" office:value="446258" table:style-name="ce48">
            <text:p>446.258</text:p>
          </table:table-cell>
          <table:table-cell office:value-type="percentage" office:value="0.87028373178775009" table:style-name="ce49">
            <text:p>87,0%</text:p>
          </table:table-cell>
          <table:table-cell office:value-type="float" office:value="425565" table:style-name="ce48">
            <text:p>425.565</text:p>
          </table:table-cell>
          <table:table-cell office:value-type="percentage" office:value="0.98335370601868433" table:style-name="ce49">
            <text:p>98,3%</text:p>
          </table:table-cell>
          <table:table-cell office:value-type="float" office:value="4214477" table:style-name="ce48">
            <text:p>4.214.477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821295780567615" table:style-name="ce49">
            <text:p>93,8%</text:p>
          </table:table-cell>
          <table:table-cell office:value-type="percentage" office:value="0.83503852254140787" table:style-name="ce49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79" table:style-name="ce48">
            <text:p>77.679</text:p>
          </table:table-cell>
          <table:table-cell office:value-type="percentage" office:value="1" table:style-name="ce49">
            <text:p>100,0%</text:p>
          </table:table-cell>
          <table:table-cell office:value-type="float" office:value="95760" table:style-name="ce48">
            <text:p>95.760</text:p>
          </table:table-cell>
          <table:table-cell office:value-type="percentage" office:value="1" table:style-name="ce49">
            <text:p>100,0%</text:p>
          </table:table-cell>
          <table:table-cell office:value-type="float" office:value="132857" table:style-name="ce48">
            <text:p>132.857</text:p>
          </table:table-cell>
          <table:table-cell office:value-type="percentage" office:value="1.0166201170754103" table:style-name="ce49">
            <text:p>101,7%</text:p>
          </table:table-cell>
          <table:table-cell office:value-type="float" office:value="161564" table:style-name="ce48">
            <text:p>161.564</text:p>
          </table:table-cell>
          <table:table-cell office:value-type="percentage" office:value="0.96195959583931223" table:style-name="ce49">
            <text:p>96,2%</text:p>
          </table:table-cell>
          <table:table-cell office:value-type="float" office:value="146159" table:style-name="ce48">
            <text:p>146.159</text:p>
          </table:table-cell>
          <table:table-cell office:value-type="percentage" office:value="0.92778158643103803" table:style-name="ce49">
            <text:p>92,8%</text:p>
          </table:table-cell>
          <table:table-cell office:value-type="float" office:value="113247" table:style-name="ce48">
            <text:p>113.247</text:p>
          </table:table-cell>
          <table:table-cell office:value-type="percentage" office:value="0.87219081653086061" table:style-name="ce49">
            <text:p>87,2%</text:p>
          </table:table-cell>
          <table:table-cell office:value-type="float" office:value="93455" table:style-name="ce48">
            <text:p>93.455</text:p>
          </table:table-cell>
          <table:table-cell office:value-type="percentage" office:value="0.83066680888130406" table:style-name="ce49">
            <text:p>83,1%</text:p>
          </table:table-cell>
          <table:table-cell office:value-type="float" office:value="85933" table:style-name="ce48">
            <text:p>85.933</text:p>
          </table:table-cell>
          <table:table-cell office:value-type="percentage" office:value="1.0026134944988274" table:style-name="ce49">
            <text:p>100,3%</text:p>
          </table:table-cell>
          <table:table-cell office:value-type="float" office:value="906654" table:style-name="ce48">
            <text:p>906.654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448315068060507" table:style-name="ce49">
            <text:p>95,4%</text:p>
          </table:table-cell>
          <table:table-cell office:value-type="percentage" office:value="0.85695166063483996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24" table:style-name="ce48">
            <text:p>241.724</text:p>
          </table:table-cell>
          <table:table-cell office:value-type="percentage" office:value="1" table:style-name="ce49">
            <text:p>100,0%</text:p>
          </table:table-cell>
          <table:table-cell office:value-type="float" office:value="291497" table:style-name="ce48">
            <text:p>291.497</text:p>
          </table:table-cell>
          <table:table-cell office:value-type="percentage" office:value="0.9983150050173123" table:style-name="ce49">
            <text:p>99,8%</text:p>
          </table:table-cell>
          <table:table-cell office:value-type="float" office:value="348088" table:style-name="ce48">
            <text:p>348.088</text:p>
          </table:table-cell>
          <table:table-cell office:value-type="percentage" office:value="0.98450642878557326" table:style-name="ce49">
            <text:p>98,5%</text:p>
          </table:table-cell>
          <table:table-cell office:value-type="float" office:value="392904" table:style-name="ce48">
            <text:p>392.904</text:p>
          </table:table-cell>
          <table:table-cell office:value-type="percentage" office:value="0.96017595307917891" table:style-name="ce49">
            <text:p>96,0%</text:p>
          </table:table-cell>
          <table:table-cell office:value-type="float" office:value="411223" table:style-name="ce48">
            <text:p>411.223</text:p>
          </table:table-cell>
          <table:table-cell office:value-type="percentage" office:value="0.92861030130725297" table:style-name="ce49">
            <text:p>92,9%</text:p>
          </table:table-cell>
          <table:table-cell office:value-type="float" office:value="267199" table:style-name="ce48">
            <text:p>267.199</text:p>
          </table:table-cell>
          <table:table-cell office:value-type="percentage" office:value="0.86584812604099837" table:style-name="ce49">
            <text:p>86,6%</text:p>
          </table:table-cell>
          <table:table-cell office:value-type="float" office:value="202316" table:style-name="ce48">
            <text:p>202.316</text:p>
          </table:table-cell>
          <table:table-cell office:value-type="percentage" office:value="0.87825248955991009" table:style-name="ce49">
            <text:p>87,8%</text:p>
          </table:table-cell>
          <table:table-cell office:value-type="float" office:value="191667" table:style-name="ce48">
            <text:p>191.667</text:p>
          </table:table-cell>
          <table:table-cell office:value-type="percentage" office:value="1.045395540623091" table:style-name="ce49">
            <text:p>104,5%</text:p>
          </table:table-cell>
          <table:table-cell office:value-type="float" office:value="2346618" table:style-name="ce48">
            <text:p>2.346.61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541395050011668" table:style-name="ce49">
            <text:p>95,5%</text:p>
          </table:table-cell>
          <table:table-cell office:value-type="percentage" office:value="0.87012454410213891" table:style-name="ce49">
            <text:p>87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09" table:style-name="ce48">
            <text:p>25.109</text:p>
          </table:table-cell>
          <table:table-cell office:value-type="percentage" office:value="1" table:style-name="ce49">
            <text:p>100,0%</text:p>
          </table:table-cell>
          <table:table-cell office:value-type="float" office:value="30712" table:style-name="ce48">
            <text:p>30.712</text:p>
          </table:table-cell>
          <table:table-cell office:value-type="percentage" office:value="1" table:style-name="ce49">
            <text:p>100,0%</text:p>
          </table:table-cell>
          <table:table-cell office:value-type="float" office:value="39692" table:style-name="ce48">
            <text:p>39.692</text:p>
          </table:table-cell>
          <table:table-cell office:value-type="percentage" office:value="1.0279173356813591" table:style-name="ce49">
            <text:p>102,8%</text:p>
          </table:table-cell>
          <table:table-cell office:value-type="float" office:value="46279" table:style-name="ce48">
            <text:p>46.279</text:p>
          </table:table-cell>
          <table:table-cell office:value-type="percentage" office:value="0.97429473684210521" table:style-name="ce49">
            <text:p>97,4%</text:p>
          </table:table-cell>
          <table:table-cell office:value-type="float" office:value="48602" table:style-name="ce48">
            <text:p>48.602</text:p>
          </table:table-cell>
          <table:table-cell office:value-type="percentage" office:value="0.93964117237645972" table:style-name="ce49">
            <text:p>94,0%</text:p>
          </table:table-cell>
          <table:table-cell office:value-type="float" office:value="32394" table:style-name="ce48">
            <text:p>32.394</text:p>
          </table:table-cell>
          <table:table-cell office:value-type="percentage" office:value="0.87466249054973544" table:style-name="ce49">
            <text:p>87,5%</text:p>
          </table:table-cell>
          <table:table-cell office:value-type="float" office:value="25406" table:style-name="ce48">
            <text:p>25.406</text:p>
          </table:table-cell>
          <table:table-cell office:value-type="percentage" office:value="0.842206457601273" table:style-name="ce49">
            <text:p>84,2%</text:p>
          </table:table-cell>
          <table:table-cell office:value-type="float" office:value="25341" table:style-name="ce48">
            <text:p>25.341</text:p>
          </table:table-cell>
          <table:table-cell office:value-type="percentage" office:value="0.97521647104098519" table:style-name="ce49">
            <text:p>97,5%</text:p>
          </table:table-cell>
          <table:table-cell office:value-type="float" office:value="273535" table:style-name="ce48">
            <text:p>273.53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177764593451021" table:style-name="ce49">
            <text:p>97,2%</text:p>
          </table:table-cell>
          <table:table-cell office:value-type="percentage" office:value="0.86513524113152174" table:style-name="ce49">
            <text:p>86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850" table:style-name="ce48">
            <text:p>371.850</text:p>
          </table:table-cell>
          <table:table-cell office:value-type="percentage" office:value="1" table:style-name="ce49">
            <text:p>100,0%</text:p>
          </table:table-cell>
          <table:table-cell office:value-type="float" office:value="510974" table:style-name="ce48">
            <text:p>510.974</text:p>
          </table:table-cell>
          <table:table-cell office:value-type="percentage" office:value="0.96949815008063756" table:style-name="ce49">
            <text:p>96,9%</text:p>
          </table:table-cell>
          <table:table-cell office:value-type="float" office:value="690460" table:style-name="ce48">
            <text:p>690.460</text:p>
          </table:table-cell>
          <table:table-cell office:value-type="percentage" office:value="0.95836259712571725" table:style-name="ce49">
            <text:p>95,8%</text:p>
          </table:table-cell>
          <table:table-cell office:value-type="float" office:value="960193" table:style-name="ce48">
            <text:p>960.193</text:p>
          </table:table-cell>
          <table:table-cell office:value-type="percentage" office:value="0.97012808168453124" table:style-name="ce49">
            <text:p>97,0%</text:p>
          </table:table-cell>
          <table:table-cell office:value-type="float" office:value="1050585" table:style-name="ce48">
            <text:p>1.050.585</text:p>
          </table:table-cell>
          <table:table-cell office:value-type="percentage" office:value="0.90878461081993334" table:style-name="ce49">
            <text:p>90,9%</text:p>
          </table:table-cell>
          <table:table-cell office:value-type="float" office:value="770347" table:style-name="ce48">
            <text:p>770.347</text:p>
          </table:table-cell>
          <table:table-cell office:value-type="percentage" office:value="0.85513918059064609" table:style-name="ce49">
            <text:p>85,5%</text:p>
          </table:table-cell>
          <table:table-cell office:value-type="float" office:value="625498" table:style-name="ce48">
            <text:p>625.498</text:p>
          </table:table-cell>
          <table:table-cell office:value-type="percentage" office:value="0.85037325455403179" table:style-name="ce49">
            <text:p>85,0%</text:p>
          </table:table-cell>
          <table:table-cell office:value-type="float" office:value="526037" table:style-name="ce48">
            <text:p>526.037</text:p>
          </table:table-cell>
          <table:table-cell office:value-type="percentage" office:value="0.92167536881942747" table:style-name="ce49">
            <text:p>92,2%</text:p>
          </table:table-cell>
          <table:table-cell office:value-type="float" office:value="5505944" table:style-name="ce48">
            <text:p>5.505.944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21284266982509" table:style-name="ce49">
            <text:p>92,2%</text:p>
          </table:table-cell>
          <table:table-cell office:value-type="percentage" office:value="0.81499173750427034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07" table:style-name="ce48">
            <text:p>75.907</text:p>
          </table:table-cell>
          <table:table-cell office:value-type="percentage" office:value="1" table:style-name="ce49">
            <text:p>100,0%</text:p>
          </table:table-cell>
          <table:table-cell office:value-type="float" office:value="108156" table:style-name="ce48">
            <text:p>108.156</text:p>
          </table:table-cell>
          <table:table-cell office:value-type="percentage" office:value="1" table:style-name="ce49">
            <text:p>100,0%</text:p>
          </table:table-cell>
          <table:table-cell office:value-type="float" office:value="153718" table:style-name="ce48">
            <text:p>153.718</text:p>
          </table:table-cell>
          <table:table-cell office:value-type="percentage" office:value="1.0011527865521261" table:style-name="ce49">
            <text:p>100,1%</text:p>
          </table:table-cell>
          <table:table-cell office:value-type="float" office:value="211644" table:style-name="ce48">
            <text:p>211.644</text:p>
          </table:table-cell>
          <table:table-cell office:value-type="percentage" office:value="0.97038555178058072" table:style-name="ce49">
            <text:p>97,0%</text:p>
          </table:table-cell>
          <table:table-cell office:value-type="float" office:value="235309" table:style-name="ce48">
            <text:p>235.309</text:p>
          </table:table-cell>
          <table:table-cell office:value-type="percentage" office:value="0.93203495096408262" table:style-name="ce49">
            <text:p>93,2%</text:p>
          </table:table-cell>
          <table:table-cell office:value-type="float" office:value="171137" table:style-name="ce48">
            <text:p>171.137</text:p>
          </table:table-cell>
          <table:table-cell office:value-type="percentage" office:value="0.85966525010799999" table:style-name="ce49">
            <text:p>86,0%</text:p>
          </table:table-cell>
          <table:table-cell office:value-type="float" office:value="144932" table:style-name="ce48">
            <text:p>144.932</text:p>
          </table:table-cell>
          <table:table-cell office:value-type="percentage" office:value="0.83323463973002032" table:style-name="ce49">
            <text:p>83,3%</text:p>
          </table:table-cell>
          <table:table-cell office:value-type="float" office:value="132422" table:style-name="ce48">
            <text:p>132.422</text:p>
          </table:table-cell>
          <table:table-cell office:value-type="percentage" office:value="0.91568014604193171" table:style-name="ce49">
            <text:p>91,6%</text:p>
          </table:table-cell>
          <table:table-cell office:value-type="float" office:value="1233225" table:style-name="ce48">
            <text:p>1.233.225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95316989649469" table:style-name="ce49">
            <text:p>93,6%</text:p>
          </table:table-cell>
          <table:table-cell office:value-type="percentage" office:value="0.81504498121707036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899" table:style-name="ce48">
            <text:p>55.899</text:p>
          </table:table-cell>
          <table:table-cell office:value-type="percentage" office:value="0.98691737288135595" table:style-name="ce49">
            <text:p>98,7%</text:p>
          </table:table-cell>
          <table:table-cell office:value-type="float" office:value="72578" table:style-name="ce48">
            <text:p>72.578</text:p>
          </table:table-cell>
          <table:table-cell office:value-type="percentage" office:value="0.95913836394872476" table:style-name="ce49">
            <text:p>95,9%</text:p>
          </table:table-cell>
          <table:table-cell office:value-type="float" office:value="92524" table:style-name="ce48">
            <text:p>92.524</text:p>
          </table:table-cell>
          <table:table-cell office:value-type="percentage" office:value="0.9470408810825196" table:style-name="ce49">
            <text:p>94,7%</text:p>
          </table:table-cell>
          <table:table-cell office:value-type="float" office:value="96344" table:style-name="ce48">
            <text:p>96.344</text:p>
          </table:table-cell>
          <table:table-cell office:value-type="percentage" office:value="0.91128704255460025" table:style-name="ce49">
            <text:p>91,1%</text:p>
          </table:table-cell>
          <table:table-cell office:value-type="float" office:value="65582" table:style-name="ce48">
            <text:p>65.582</text:p>
          </table:table-cell>
          <table:table-cell office:value-type="percentage" office:value="0.85472246477863645" table:style-name="ce49">
            <text:p>85,5%</text:p>
          </table:table-cell>
          <table:table-cell office:value-type="float" office:value="59186" table:style-name="ce48">
            <text:p>59.186</text:p>
          </table:table-cell>
          <table:table-cell office:value-type="percentage" office:value="0.86023662102845844" table:style-name="ce49">
            <text:p>86,0%</text:p>
          </table:table-cell>
          <table:table-cell office:value-type="float" office:value="55703" table:style-name="ce48">
            <text:p>55.703</text:p>
          </table:table-cell>
          <table:table-cell office:value-type="percentage" office:value="0.96839415170111787" table:style-name="ce49">
            <text:p>96,8%</text:p>
          </table:table-cell>
          <table:table-cell office:value-type="float" office:value="540132" table:style-name="ce48">
            <text:p>540.132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98277413327724" table:style-name="ce49">
            <text:p>93,1%</text:p>
          </table:table-cell>
          <table:table-cell office:value-type="percentage" office:value="0.82130117052431828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63" table:style-name="ce48">
            <text:p>163.163</text:p>
          </table:table-cell>
          <table:table-cell office:value-type="percentage" office:value="1.0227987914195804" table:style-name="ce49">
            <text:p>102,3%</text:p>
          </table:table-cell>
          <table:table-cell office:value-type="float" office:value="213788" table:style-name="ce48">
            <text:p>213.788</text:p>
          </table:table-cell>
          <table:table-cell office:value-type="percentage" office:value="0.98808500411340039" table:style-name="ce49">
            <text:p>98,8%</text:p>
          </table:table-cell>
          <table:table-cell office:value-type="float" office:value="277041" table:style-name="ce48">
            <text:p>277.041</text:p>
          </table:table-cell>
          <table:table-cell office:value-type="percentage" office:value="0.97493692000717902" table:style-name="ce49">
            <text:p>97,5%</text:p>
          </table:table-cell>
          <table:table-cell office:value-type="float" office:value="326045" table:style-name="ce48">
            <text:p>326.045</text:p>
          </table:table-cell>
          <table:table-cell office:value-type="percentage" office:value="0.96615372762373808" table:style-name="ce49">
            <text:p>96,6%</text:p>
          </table:table-cell>
          <table:table-cell office:value-type="float" office:value="324345" table:style-name="ce48">
            <text:p>324.345</text:p>
          </table:table-cell>
          <table:table-cell office:value-type="percentage" office:value="0.93185448653121261" table:style-name="ce49">
            <text:p>93,2%</text:p>
          </table:table-cell>
          <table:table-cell office:value-type="float" office:value="209221" table:style-name="ce48">
            <text:p>209.221</text:p>
          </table:table-cell>
          <table:table-cell office:value-type="percentage" office:value="0.88043007132787676" table:style-name="ce49">
            <text:p>88,0%</text:p>
          </table:table-cell>
          <table:table-cell office:value-type="float" office:value="172846" table:style-name="ce48">
            <text:p>172.846</text:p>
          </table:table-cell>
          <table:table-cell office:value-type="percentage" office:value="0.86763546921667545" table:style-name="ce49">
            <text:p>86,8%</text:p>
          </table:table-cell>
          <table:table-cell office:value-type="float" office:value="165473" table:style-name="ce48">
            <text:p>165.473</text:p>
          </table:table-cell>
          <table:table-cell office:value-type="percentage" office:value="0.95750418072296128" table:style-name="ce49">
            <text:p>95,8%</text:p>
          </table:table-cell>
          <table:table-cell office:value-type="float" office:value="1851922" table:style-name="ce48">
            <text:p>1.851.922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1521076812055" table:style-name="ce49">
            <text:p>94,7%</text:p>
          </table:table-cell>
          <table:table-cell office:value-type="percentage" office:value="0.84720948914592931" table:style-name="ce49">
            <text:p>84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1" table:style-name="ce48">
            <text:p>2.391</text:p>
          </table:table-cell>
          <table:table-cell office:value-type="percentage" office:value="0.84279168135354243" table:style-name="ce49">
            <text:p>84,3%</text:p>
          </table:table-cell>
          <table:table-cell office:value-type="float" office:value="3888" table:style-name="ce48">
            <text:p>3.888</text:p>
          </table:table-cell>
          <table:table-cell office:value-type="percentage" office:value="0.8828337874659401" table:style-name="ce49">
            <text:p>88,3%</text:p>
          </table:table-cell>
          <table:table-cell office:value-type="float" office:value="7619" table:style-name="ce48">
            <text:p>7.619</text:p>
          </table:table-cell>
          <table:table-cell office:value-type="percentage" office:value="0.91475567294993398" table:style-name="ce49">
            <text:p>91,5%</text:p>
          </table:table-cell>
          <table:table-cell office:value-type="float" office:value="10568" table:style-name="ce48">
            <text:p>10.568</text:p>
          </table:table-cell>
          <table:table-cell office:value-type="percentage" office:value="0.91442415851864667" table:style-name="ce49">
            <text:p>91,4%</text:p>
          </table:table-cell>
          <table:table-cell office:value-type="float" office:value="11111" table:style-name="ce48">
            <text:p>11.111</text:p>
          </table:table-cell>
          <table:table-cell office:value-type="percentage" office:value="0.89916646435218905" table:style-name="ce49">
            <text:p>89,9%</text:p>
          </table:table-cell>
          <table:table-cell office:value-type="float" office:value="9171" table:style-name="ce48">
            <text:p>9.171</text:p>
          </table:table-cell>
          <table:table-cell office:value-type="percentage" office:value="0.80454425826826914" table:style-name="ce49">
            <text:p>80,5%</text:p>
          </table:table-cell>
          <table:table-cell office:value-type="float" office:value="8940" table:style-name="ce48">
            <text:p>8.940</text:p>
          </table:table-cell>
          <table:table-cell office:value-type="percentage" office:value="0.82282558674643347" table:style-name="ce49">
            <text:p>82,3%</text:p>
          </table:table-cell>
          <table:table-cell office:value-type="float" office:value="8777" table:style-name="ce48">
            <text:p>8.777</text:p>
          </table:table-cell>
          <table:table-cell office:value-type="percentage" office:value="0.94569550694968219" table:style-name="ce49">
            <text:p>94,6%</text:p>
          </table:table-cell>
          <table:table-cell office:value-type="float" office:value="62465" table:style-name="ce48">
            <text:p>62.465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7942952878401781" table:style-name="ce49">
            <text:p>87,9%</text:p>
          </table:table-cell>
          <table:table-cell office:value-type="percentage" office:value="0.74793155884430718" table:style-name="ce49">
            <text:p>7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1" table:style-name="ce48">
            <text:p>2.051</text:p>
          </table:table-cell>
          <table:table-cell office:value-type="percentage" office:value="0.81680605336519319" table:style-name="ce49">
            <text:p>81,7%</text:p>
          </table:table-cell>
          <table:table-cell office:value-type="float" office:value="3364" table:style-name="ce48">
            <text:p>3.364</text:p>
          </table:table-cell>
          <table:table-cell office:value-type="percentage" office:value="0.88456481724953984" table:style-name="ce49">
            <text:p>88,5%</text:p>
          </table:table-cell>
          <table:table-cell office:value-type="float" office:value="7397" table:style-name="ce48">
            <text:p>7.397</text:p>
          </table:table-cell>
          <table:table-cell office:value-type="percentage" office:value="0.92404747033104306" table:style-name="ce49">
            <text:p>92,4%</text:p>
          </table:table-cell>
          <table:table-cell office:value-type="float" office:value="10033" table:style-name="ce48">
            <text:p>10.033</text:p>
          </table:table-cell>
          <table:table-cell office:value-type="percentage" office:value="0.92889547264142214" table:style-name="ce49">
            <text:p>92,9%</text:p>
          </table:table-cell>
          <table:table-cell office:value-type="float" office:value="10493" table:style-name="ce48">
            <text:p>10.493</text:p>
          </table:table-cell>
          <table:table-cell office:value-type="percentage" office:value="0.96063352558820836" table:style-name="ce49">
            <text:p>96,1%</text:p>
          </table:table-cell>
          <table:table-cell office:value-type="float" office:value="9005" table:style-name="ce48">
            <text:p>9.005</text:p>
          </table:table-cell>
          <table:table-cell office:value-type="percentage" office:value="0.82222425127830534" table:style-name="ce49">
            <text:p>82,2%</text:p>
          </table:table-cell>
          <table:table-cell office:value-type="float" office:value="9290" table:style-name="ce48">
            <text:p>9.290</text:p>
          </table:table-cell>
          <table:table-cell office:value-type="percentage" office:value="0.79462834659139514" table:style-name="ce49">
            <text:p>79,5%</text:p>
          </table:table-cell>
          <table:table-cell office:value-type="float" office:value="8589" table:style-name="ce48">
            <text:p>8.589</text:p>
          </table:table-cell>
          <table:table-cell office:value-type="percentage" office:value="0.89655532359081425" table:style-name="ce49">
            <text:p>89,7%</text:p>
          </table:table-cell>
          <table:table-cell office:value-type="float" office:value="60222" table:style-name="ce48">
            <text:p>60.22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8216681803533237" table:style-name="ce49">
            <text:p>88,2%</text:p>
          </table:table-cell>
          <table:table-cell office:value-type="percentage" office:value="0.71674085358596562" table:style-name="ce49">
            <text:p>71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8" table:style-name="ce48">
            <text:p>3.788</text:p>
          </table:table-cell>
          <table:table-cell office:value-type="string" table:style-name="ce49">
            <text:p>-</text:p>
          </table:table-cell>
          <table:table-cell office:value-type="float" office:value="10047" table:style-name="ce48">
            <text:p>10.047</text:p>
          </table:table-cell>
          <table:table-cell office:value-type="string" table:style-name="ce49">
            <text:p>-</text:p>
          </table:table-cell>
          <table:table-cell office:value-type="float" office:value="23268" table:style-name="ce48">
            <text:p>23.268</text:p>
          </table:table-cell>
          <table:table-cell office:value-type="string" table:style-name="ce49">
            <text:p>-</text:p>
          </table:table-cell>
          <table:table-cell office:value-type="float" office:value="33055" table:style-name="ce48">
            <text:p>33.055</text:p>
          </table:table-cell>
          <table:table-cell office:value-type="string" table:style-name="ce49">
            <text:p>-</text:p>
          </table:table-cell>
          <table:table-cell office:value-type="float" office:value="24928" table:style-name="ce48">
            <text:p>24.928</text:p>
          </table:table-cell>
          <table:table-cell office:value-type="string" table:style-name="ce49">
            <text:p>-</text:p>
          </table:table-cell>
          <table:table-cell office:value-type="float" office:value="1351" table:style-name="ce48">
            <text:p>1.351</text:p>
          </table:table-cell>
          <table:table-cell office:value-type="string" table:style-name="ce49">
            <text:p>-</text:p>
          </table:table-cell>
          <table:table-cell office:value-type="float" office:value="96479" table:style-name="ce48">
            <text:p>96.47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5" table:style-name="ce51">
            <text:p>315</text:p>
          </table:table-cell>
          <table:table-cell office:value-type="string" table:style-name="ce52">
            <text:p>-</text:p>
          </table:table-cell>
          <table:table-cell office:value-type="float" office:value="948" table:style-name="ce51">
            <text:p>948</text:p>
          </table:table-cell>
          <table:table-cell office:value-type="string" table:style-name="ce52">
            <text:p>-</text:p>
          </table:table-cell>
          <table:table-cell office:value-type="float" office:value="2006" table:style-name="ce51">
            <text:p>2.006</text:p>
          </table:table-cell>
          <table:table-cell office:value-type="string" table:style-name="ce52">
            <text:p>-</text:p>
          </table:table-cell>
          <table:table-cell office:value-type="float" office:value="2483" table:style-name="ce51">
            <text:p>2.483</text:p>
          </table:table-cell>
          <table:table-cell office:value-type="string" table:style-name="ce52">
            <text:p>-</text:p>
          </table:table-cell>
          <table:table-cell office:value-type="float" office:value="2187" table:style-name="ce51">
            <text:p>2.187</text:p>
          </table:table-cell>
          <table:table-cell office:value-type="string" table:style-name="ce52">
            <text:p>-</text:p>
          </table:table-cell>
          <table:table-cell office:value-type="float" office:value="259" table:style-name="ce51">
            <text:p>259</text:p>
          </table:table-cell>
          <table:table-cell office:value-type="string" table:style-name="ce52">
            <text:p>-</text:p>
          </table:table-cell>
          <table:table-cell office:value-type="float" office:value="8279" table:style-name="ce51">
            <text:p>8.279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4927" table:style-name="ce55">
            <text:p>2.924.927</text:p>
          </table:table-cell>
          <table:table-cell office:value-type="percentage" office:value="1" table:style-name="ce56">
            <text:p>100,0%</text:p>
          </table:table-cell>
          <table:table-cell office:value-type="float" office:value="3951812" table:style-name="ce55">
            <text:p>3.951.812</text:p>
          </table:table-cell>
          <table:table-cell office:value-type="percentage" office:value="0.98873682111493888" table:style-name="ce56">
            <text:p>98,9%</text:p>
          </table:table-cell>
          <table:table-cell office:value-type="float" office:value="5315302" table:style-name="ce55">
            <text:p>5.315.302</text:p>
          </table:table-cell>
          <table:table-cell office:value-type="percentage" office:value="0.96507445993398289" table:style-name="ce56">
            <text:p>96,5%</text:p>
          </table:table-cell>
          <table:table-cell office:value-type="float" office:value="6765945" table:style-name="ce55">
            <text:p>6.765.945</text:p>
          </table:table-cell>
          <table:table-cell office:value-type="percentage" office:value="0.94897845832245165" table:style-name="ce56">
            <text:p>94,9%</text:p>
          </table:table-cell>
          <table:table-cell office:value-type="float" office:value="7089591" table:style-name="ce55">
            <text:p>7.089.591</text:p>
          </table:table-cell>
          <table:table-cell office:value-type="percentage" office:value="0.90696752433985839" table:style-name="ce56">
            <text:p>90,7%</text:p>
          </table:table-cell>
          <table:table-cell office:value-type="float" office:value="5050659" table:style-name="ce55">
            <text:p>5.050.659</text:p>
          </table:table-cell>
          <table:table-cell office:value-type="percentage" office:value="0.84999023900962967" table:style-name="ce56">
            <text:p>85,0%</text:p>
          </table:table-cell>
          <table:table-cell office:value-type="float" office:value="4155982" table:style-name="ce55">
            <text:p>4.155.982</text:p>
          </table:table-cell>
          <table:table-cell office:value-type="percentage" office:value="0.84392189830453412" table:style-name="ce56">
            <text:p>84,4%</text:p>
          </table:table-cell>
          <table:table-cell office:value-type="float" office:value="3779699" table:style-name="ce55">
            <text:p>3.779.699</text:p>
          </table:table-cell>
          <table:table-cell office:value-type="percentage" office:value="0.94872867763296942" table:style-name="ce56">
            <text:p>94,9%</text:p>
          </table:table-cell>
          <table:table-cell office:value-type="float" office:value="39033917" table:style-name="ce55">
            <text:p>39.033.917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530251191222257" table:style-name="ce56">
            <text:p>92,5%</text:p>
          </table:table-cell>
          <table:table-cell office:value-type="percentage" office:value="0.82352299684525088" table:style-name="ce56">
            <text:p>82,4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7745" table:style-name="ce61">
            <text:p>997.745</text:p>
          </table:table-cell>
          <table:table-cell office:value-type="percentage" office:value="0.92062770007547756" table:style-name="ce62">
            <text:p>92,1%</text:p>
          </table:table-cell>
          <table:table-cell office:value-type="float" office:value="869698" table:style-name="ce61">
            <text:p>869.698</text:p>
          </table:table-cell>
          <table:table-cell office:value-type="percentage" office:value="0.93134862203564983" table:style-name="ce62">
            <text:p>93,1%</text:p>
          </table:table-cell>
          <table:table-cell office:value-type="float" office:value="879352" table:style-name="ce61">
            <text:p>879.352</text:p>
          </table:table-cell>
          <table:table-cell office:value-type="percentage" office:value="0.71932046109698677" table:style-name="ce62">
            <text:p>71,9%</text:p>
          </table:table-cell>
          <table:table-cell office:value-type="float" office:value="706664" table:style-name="ce61">
            <text:p>706.664</text:p>
          </table:table-cell>
          <table:table-cell office:value-type="percentage" office:value="0.55767499157565614" table:style-name="ce62">
            <text:p>55,8%</text:p>
          </table:table-cell>
          <table:table-cell office:value-type="float" office:value="388766" table:style-name="ce61">
            <text:p>388.766</text:p>
          </table:table-cell>
          <table:table-cell office:value-type="percentage" office:value="0.40819527888433665" table:style-name="ce62">
            <text:p>40,8%</text:p>
          </table:table-cell>
          <table:table-cell office:value-type="float" office:value="273642" table:style-name="ce61">
            <text:p>273.642</text:p>
          </table:table-cell>
          <table:table-cell office:value-type="percentage" office:value="0.34509015609906202" table:style-name="ce62">
            <text:p>34,5%</text:p>
          </table:table-cell>
          <table:table-cell office:value-type="float" office:value="30361" table:style-name="ce61">
            <text:p>30.361</text:p>
          </table:table-cell>
          <table:table-cell office:value-type="percentage" office:value="0.1818884382432408" table:style-name="ce46">
            <text:p>18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0767" table:style-name="ce7">
            <text:p>200.767</text:p>
          </table:table-cell>
          <table:table-cell office:value-type="percentage" office:value="0.91348245079214863" table:style-name="ce49">
            <text:p>91,3%</text:p>
          </table:table-cell>
          <table:table-cell office:value-type="float" office:value="142861" table:style-name="ce7">
            <text:p>142.861</text:p>
          </table:table-cell>
          <table:table-cell office:value-type="percentage" office:value="0.91867299431540494" table:style-name="ce49">
            <text:p>91,9%</text:p>
          </table:table-cell>
          <table:table-cell office:value-type="float" office:value="135369" table:style-name="ce7">
            <text:p>135.369</text:p>
          </table:table-cell>
          <table:table-cell office:value-type="percentage" office:value="0.7184542796032205" table:style-name="ce49">
            <text:p>71,8%</text:p>
          </table:table-cell>
          <table:table-cell office:value-type="float" office:value="104576" table:style-name="ce7">
            <text:p>104.576</text:p>
          </table:table-cell>
          <table:table-cell office:value-type="percentage" office:value="0.54730627924259712" table:style-name="ce49">
            <text:p>54,7%</text:p>
          </table:table-cell>
          <table:table-cell office:value-type="float" office:value="51391" table:style-name="ce7">
            <text:p>51.391</text:p>
          </table:table-cell>
          <table:table-cell office:value-type="percentage" office:value="0.39537925357173082" table:style-name="ce49">
            <text:p>39,5%</text:p>
          </table:table-cell>
          <table:table-cell office:value-type="float" office:value="38457" table:style-name="ce7">
            <text:p>38.457</text:p>
          </table:table-cell>
          <table:table-cell office:value-type="percentage" office:value="0.35508383808538929" table:style-name="ce49">
            <text:p>35,5%</text:p>
          </table:table-cell>
          <table:table-cell office:value-type="float" office:value="8636" table:style-name="ce7">
            <text:p>8.636</text:p>
          </table:table-cell>
          <table:table-cell office:value-type="percentage" office:value="0.38269963662146594" table:style-name="ce49">
            <text:p>38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759" table:style-name="ce7">
            <text:p>191.759</text:p>
          </table:table-cell>
          <table:table-cell office:value-type="percentage" office:value="0.94339873268261965" table:style-name="ce49">
            <text:p>94,3%</text:p>
          </table:table-cell>
          <table:table-cell office:value-type="float" office:value="141946" table:style-name="ce7">
            <text:p>141.946</text:p>
          </table:table-cell>
          <table:table-cell office:value-type="percentage" office:value="0.94929377775399926" table:style-name="ce49">
            <text:p>94,9%</text:p>
          </table:table-cell>
          <table:table-cell office:value-type="float" office:value="143683" table:style-name="ce7">
            <text:p>143.683</text:p>
          </table:table-cell>
          <table:table-cell office:value-type="percentage" office:value="0.92677184653886835" table:style-name="ce49">
            <text:p>92,7%</text:p>
          </table:table-cell>
          <table:table-cell office:value-type="float" office:value="125382" table:style-name="ce7">
            <text:p>125.382</text:p>
          </table:table-cell>
          <table:table-cell office:value-type="percentage" office:value="0.82235500141014117" table:style-name="ce49">
            <text:p>82,2%</text:p>
          </table:table-cell>
          <table:table-cell office:value-type="float" office:value="60404" table:style-name="ce7">
            <text:p>60.404</text:p>
          </table:table-cell>
          <table:table-cell office:value-type="percentage" office:value="0.65650099446793253" table:style-name="ce49">
            <text:p>65,7%</text:p>
          </table:table-cell>
          <table:table-cell office:value-type="float" office:value="42291" table:style-name="ce7">
            <text:p>42.291</text:p>
          </table:table-cell>
          <table:table-cell office:value-type="percentage" office:value="0.62595837897042717" table:style-name="ce49">
            <text:p>62,6%</text:p>
          </table:table-cell>
          <table:table-cell office:value-type="float" office:value="9405" table:style-name="ce7">
            <text:p>9.405</text:p>
          </table:table-cell>
          <table:table-cell office:value-type="percentage" office:value="0.65122559202326546" table:style-name="ce49">
            <text:p>65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19990" table:style-name="ce7">
            <text:p>119.990</text:p>
          </table:table-cell>
          <table:table-cell office:value-type="percentage" office:value="0.91409809089939509" table:style-name="ce49">
            <text:p>91,4%</text:p>
          </table:table-cell>
          <table:table-cell office:value-type="float" office:value="98406" table:style-name="ce7">
            <text:p>98.406</text:p>
          </table:table-cell>
          <table:table-cell office:value-type="percentage" office:value="0.8775437407480069" table:style-name="ce49">
            <text:p>87,8%</text:p>
          </table:table-cell>
          <table:table-cell office:value-type="float" office:value="108230" table:style-name="ce7">
            <text:p>108.230</text:p>
          </table:table-cell>
          <table:table-cell office:value-type="percentage" office:value="0.7072053528839054" table:style-name="ce49">
            <text:p>70,7%</text:p>
          </table:table-cell>
          <table:table-cell office:value-type="float" office:value="81196" table:style-name="ce7">
            <text:p>81.196</text:p>
          </table:table-cell>
          <table:table-cell office:value-type="percentage" office:value="0.46999849500457286" table:style-name="ce49">
            <text:p>47,0%</text:p>
          </table:table-cell>
          <table:table-cell office:value-type="float" office:value="36629" table:style-name="ce7">
            <text:p>36.629</text:p>
          </table:table-cell>
          <table:table-cell office:value-type="percentage" office:value="0.27455962821377705" table:style-name="ce49">
            <text:p>27,5%</text:p>
          </table:table-cell>
          <table:table-cell office:value-type="float" office:value="24794" table:style-name="ce7">
            <text:p>24.794</text:p>
          </table:table-cell>
          <table:table-cell office:value-type="percentage" office:value="0.24130648473464461" table:style-name="ce49">
            <text:p>24,1%</text:p>
          </table:table-cell>
          <table:table-cell office:value-type="float" office:value="2656" table:style-name="ce7">
            <text:p>2.656</text:p>
          </table:table-cell>
          <table:table-cell office:value-type="percentage" office:value="0.13368903206322041" table:style-name="ce49">
            <text:p>13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3666" table:style-name="ce7">
            <text:p>223.666</text:p>
          </table:table-cell>
          <table:table-cell office:value-type="percentage" office:value="0.91361978326314375" table:style-name="ce49">
            <text:p>91,4%</text:p>
          </table:table-cell>
          <table:table-cell office:value-type="float" office:value="197975" table:style-name="ce7">
            <text:p>197.975</text:p>
          </table:table-cell>
          <table:table-cell office:value-type="percentage" office:value="0.87837807859370776" table:style-name="ce49">
            <text:p>87,8%</text:p>
          </table:table-cell>
          <table:table-cell office:value-type="float" office:value="241457" table:style-name="ce7">
            <text:p>241.457</text:p>
          </table:table-cell>
          <table:table-cell office:value-type="percentage" office:value="0.74473426912056362" table:style-name="ce49">
            <text:p>74,5%</text:p>
          </table:table-cell>
          <table:table-cell office:value-type="float" office:value="185346" table:style-name="ce7">
            <text:p>185.346</text:p>
          </table:table-cell>
          <table:table-cell office:value-type="percentage" office:value="0.57592885486031054" table:style-name="ce49">
            <text:p>57,6%</text:p>
          </table:table-cell>
          <table:table-cell office:value-type="float" office:value="79563" table:style-name="ce7">
            <text:p>79.563</text:p>
          </table:table-cell>
          <table:table-cell office:value-type="percentage" office:value="0.34103008118233019" table:style-name="ce49">
            <text:p>34,1%</text:p>
          </table:table-cell>
          <table:table-cell office:value-type="float" office:value="46662" table:style-name="ce7">
            <text:p>46.662</text:p>
          </table:table-cell>
          <table:table-cell office:value-type="percentage" office:value="0.24388484696437532" table:style-name="ce49">
            <text:p>24,4%</text:p>
          </table:table-cell>
          <table:table-cell office:value-type="float" office:value="4710" table:style-name="ce7">
            <text:p>4.710</text:p>
          </table:table-cell>
          <table:table-cell office:value-type="percentage" office:value="0.11547797092210753" table:style-name="ce49">
            <text:p>11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044" table:style-name="ce7">
            <text:p>92.044</text:p>
          </table:table-cell>
          <table:table-cell office:value-type="percentage" office:value="0.9355776463174158" table:style-name="ce49">
            <text:p>93,6%</text:p>
          </table:table-cell>
          <table:table-cell office:value-type="float" office:value="75476" table:style-name="ce7">
            <text:p>75.476</text:p>
          </table:table-cell>
          <table:table-cell office:value-type="percentage" office:value="0.97808648774735318" table:style-name="ce49">
            <text:p>97,8%</text:p>
          </table:table-cell>
          <table:table-cell office:value-type="float" office:value="71264" table:style-name="ce7">
            <text:p>71.264</text:p>
          </table:table-cell>
          <table:table-cell office:value-type="percentage" office:value="0.83751322129509931" table:style-name="ce49">
            <text:p>83,8%</text:p>
          </table:table-cell>
          <table:table-cell office:value-type="float" office:value="60989" table:style-name="ce7">
            <text:p>60.989</text:p>
          </table:table-cell>
          <table:table-cell office:value-type="percentage" office:value="0.68301341635496227" table:style-name="ce49">
            <text:p>68,3%</text:p>
          </table:table-cell>
          <table:table-cell office:value-type="float" office:value="30412" table:style-name="ce7">
            <text:p>30.412</text:p>
          </table:table-cell>
          <table:table-cell office:value-type="percentage" office:value="0.53653717229455555" table:style-name="ce49">
            <text:p>53,7%</text:p>
          </table:table-cell>
          <table:table-cell office:value-type="float" office:value="18850" table:style-name="ce7">
            <text:p>18.850</text:p>
          </table:table-cell>
          <table:table-cell office:value-type="percentage" office:value="0.4353348729792148" table:style-name="ce49">
            <text:p>43,5%</text:p>
          </table:table-cell>
          <table:table-cell office:value-type="float" office:value="2462" table:style-name="ce7">
            <text:p>2.462</text:p>
          </table:table-cell>
          <table:table-cell office:value-type="percentage" office:value="0.24841085662395318" table:style-name="ce49">
            <text:p>24,8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4920" table:style-name="ce7">
            <text:p>444.920</text:p>
          </table:table-cell>
          <table:table-cell office:value-type="percentage" office:value="0.92907483007402614" table:style-name="ce49">
            <text:p>92,9%</text:p>
          </table:table-cell>
          <table:table-cell office:value-type="float" office:value="294741" table:style-name="ce7">
            <text:p>294.741</text:p>
          </table:table-cell>
          <table:table-cell office:value-type="percentage" office:value="0.9102001111728738" table:style-name="ce49">
            <text:p>91,0%</text:p>
          </table:table-cell>
          <table:table-cell office:value-type="float" office:value="298669" table:style-name="ce7">
            <text:p>298.669</text:p>
          </table:table-cell>
          <table:table-cell office:value-type="percentage" office:value="0.84052795249553236" table:style-name="ce49">
            <text:p>84,1%</text:p>
          </table:table-cell>
          <table:table-cell office:value-type="float" office:value="224028" table:style-name="ce7">
            <text:p>224.028</text:p>
          </table:table-cell>
          <table:table-cell office:value-type="percentage" office:value="0.69203395485042818" table:style-name="ce49">
            <text:p>69,2%</text:p>
          </table:table-cell>
          <table:table-cell office:value-type="float" office:value="118007" table:style-name="ce7">
            <text:p>118.007</text:p>
          </table:table-cell>
          <table:table-cell office:value-type="percentage" office:value="0.54643242467320186" table:style-name="ce49">
            <text:p>54,6%</text:p>
          </table:table-cell>
          <table:table-cell office:value-type="float" office:value="88106" table:style-name="ce7">
            <text:p>88.106</text:p>
          </table:table-cell>
          <table:table-cell office:value-type="percentage" office:value="0.49504427563266956" table:style-name="ce49">
            <text:p>49,5%</text:p>
          </table:table-cell>
          <table:table-cell office:value-type="float" office:value="10410" table:style-name="ce7">
            <text:p>10.410</text:p>
          </table:table-cell>
          <table:table-cell office:value-type="percentage" office:value="0.28009471021901738" table:style-name="ce49">
            <text:p>28,0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3939" table:style-name="ce7">
            <text:p>273.939</text:p>
          </table:table-cell>
          <table:table-cell office:value-type="percentage" office:value="0.92807195853237112" table:style-name="ce49">
            <text:p>92,8%</text:p>
          </table:table-cell>
          <table:table-cell office:value-type="float" office:value="208638" table:style-name="ce7">
            <text:p>208.638</text:p>
          </table:table-cell>
          <table:table-cell office:value-type="percentage" office:value="0.93612114413909142" table:style-name="ce49">
            <text:p>93,6%</text:p>
          </table:table-cell>
          <table:table-cell office:value-type="float" office:value="225337" table:style-name="ce7">
            <text:p>225.337</text:p>
          </table:table-cell>
          <table:table-cell office:value-type="percentage" office:value="0.78568290539880892" table:style-name="ce49">
            <text:p>78,6%</text:p>
          </table:table-cell>
          <table:table-cell office:value-type="float" office:value="179215" table:style-name="ce7">
            <text:p>179.215</text:p>
          </table:table-cell>
          <table:table-cell office:value-type="percentage" office:value="0.62392293525600628" table:style-name="ce49">
            <text:p>62,4%</text:p>
          </table:table-cell>
          <table:table-cell office:value-type="float" office:value="93062" table:style-name="ce7">
            <text:p>93.062</text:p>
          </table:table-cell>
          <table:table-cell office:value-type="percentage" office:value="0.45053471405264356" table:style-name="ce49">
            <text:p>45,1%</text:p>
          </table:table-cell>
          <table:table-cell office:value-type="float" office:value="65985" table:style-name="ce7">
            <text:p>65.985</text:p>
          </table:table-cell>
          <table:table-cell office:value-type="percentage" office:value="0.37944002622181588" table:style-name="ce49">
            <text:p>37,9%</text:p>
          </table:table-cell>
          <table:table-cell office:value-type="float" office:value="8710" table:style-name="ce7">
            <text:p>8.710</text:p>
          </table:table-cell>
          <table:table-cell office:value-type="percentage" office:value="0.23707131192161132" table:style-name="ce49">
            <text:p>23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4392" table:style-name="ce7">
            <text:p>974.392</text:p>
          </table:table-cell>
          <table:table-cell office:value-type="percentage" office:value="0.90721795382684511" table:style-name="ce49">
            <text:p>90,7%</text:p>
          </table:table-cell>
          <table:table-cell office:value-type="float" office:value="725167" table:style-name="ce7">
            <text:p>725.167</text:p>
          </table:table-cell>
          <table:table-cell office:value-type="percentage" office:value="0.90412723190073596" table:style-name="ce49">
            <text:p>90,4%</text:p>
          </table:table-cell>
          <table:table-cell office:value-type="float" office:value="765708" table:style-name="ce7">
            <text:p>765.708</text:p>
          </table:table-cell>
          <table:table-cell office:value-type="percentage" office:value="0.73664443063377505" table:style-name="ce49">
            <text:p>73,7%</text:p>
          </table:table-cell>
          <table:table-cell office:value-type="float" office:value="651130" table:style-name="ce7">
            <text:p>651.130</text:p>
          </table:table-cell>
          <table:table-cell office:value-type="percentage" office:value="0.56359520996438206" table:style-name="ce49">
            <text:p>56,4%</text:p>
          </table:table-cell>
          <table:table-cell office:value-type="float" office:value="321744" table:style-name="ce7">
            <text:p>321.744</text:p>
          </table:table-cell>
          <table:table-cell office:value-type="percentage" office:value="0.39335171250252154" table:style-name="ce49">
            <text:p>39,3%</text:p>
          </table:table-cell>
          <table:table-cell office:value-type="float" office:value="208882" table:style-name="ce7">
            <text:p>208.882</text:p>
          </table:table-cell>
          <table:table-cell office:value-type="percentage" office:value="0.3059815838584834" table:style-name="ce49">
            <text:p>30,6%</text:p>
          </table:table-cell>
          <table:table-cell office:value-type="float" office:value="24107" table:style-name="ce7">
            <text:p>24.107</text:p>
          </table:table-cell>
          <table:table-cell office:value-type="percentage" office:value="0.17016785961345701" table:style-name="ce49">
            <text:p>17,0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2103" table:style-name="ce7">
            <text:p>682.103</text:p>
          </table:table-cell>
          <table:table-cell office:value-type="percentage" office:value="0.93308901583549475" table:style-name="ce49">
            <text:p>93,3%</text:p>
          </table:table-cell>
          <table:table-cell office:value-type="float" office:value="548562" table:style-name="ce7">
            <text:p>548.562</text:p>
          </table:table-cell>
          <table:table-cell office:value-type="percentage" office:value="0.94668120899185104" table:style-name="ce49">
            <text:p>94,7%</text:p>
          </table:table-cell>
          <table:table-cell office:value-type="float" office:value="590033" table:style-name="ce7">
            <text:p>590.033</text:p>
          </table:table-cell>
          <table:table-cell office:value-type="percentage" office:value="0.80459850053045989" table:style-name="ce49">
            <text:p>80,5%</text:p>
          </table:table-cell>
          <table:table-cell office:value-type="float" office:value="506087" table:style-name="ce7">
            <text:p>506.087</text:p>
          </table:table-cell>
          <table:table-cell office:value-type="percentage" office:value="0.65785987913577793" table:style-name="ce49">
            <text:p>65,8%</text:p>
          </table:table-cell>
          <table:table-cell office:value-type="float" office:value="273475" table:style-name="ce7">
            <text:p>273.475</text:p>
          </table:table-cell>
          <table:table-cell office:value-type="percentage" office:value="0.51641831630350421" table:style-name="ce49">
            <text:p>51,6%</text:p>
          </table:table-cell>
          <table:table-cell office:value-type="float" office:value="208087" table:style-name="ce7">
            <text:p>208.087</text:p>
          </table:table-cell>
          <table:table-cell office:value-type="percentage" office:value="0.46629304124519899" table:style-name="ce49">
            <text:p>46,6%</text:p>
          </table:table-cell>
          <table:table-cell office:value-type="float" office:value="42080" table:style-name="ce7">
            <text:p>42.080</text:p>
          </table:table-cell>
          <table:table-cell office:value-type="percentage" office:value="0.44147887028410759" table:style-name="ce49">
            <text:p>44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759" table:style-name="ce7">
            <text:p>154.759</text:p>
          </table:table-cell>
          <table:table-cell office:value-type="percentage" office:value="0.89229642698585665" table:style-name="ce49">
            <text:p>89,2%</text:p>
          </table:table-cell>
          <table:table-cell office:value-type="float" office:value="126584" table:style-name="ce7">
            <text:p>126.584</text:p>
          </table:table-cell>
          <table:table-cell office:value-type="percentage" office:value="0.95278382019765617" table:style-name="ce49">
            <text:p>95,3%</text:p>
          </table:table-cell>
          <table:table-cell office:value-type="float" office:value="132289" table:style-name="ce7">
            <text:p>132.289</text:p>
          </table:table-cell>
          <table:table-cell office:value-type="percentage" office:value="0.81880245599267165" table:style-name="ce49">
            <text:p>81,9%</text:p>
          </table:table-cell>
          <table:table-cell office:value-type="float" office:value="101528" table:style-name="ce7">
            <text:p>101.528</text:p>
          </table:table-cell>
          <table:table-cell office:value-type="percentage" office:value="0.69464076793081508" table:style-name="ce49">
            <text:p>69,5%</text:p>
          </table:table-cell>
          <table:table-cell office:value-type="float" office:value="66626" table:style-name="ce7">
            <text:p>66.626</text:p>
          </table:table-cell>
          <table:table-cell office:value-type="percentage" office:value="0.58832463553118408" table:style-name="ce49">
            <text:p>58,8%</text:p>
          </table:table-cell>
          <table:table-cell office:value-type="float" office:value="44682" table:style-name="ce7">
            <text:p>44.682</text:p>
          </table:table-cell>
          <table:table-cell office:value-type="percentage" office:value="0.47811246054250711" table:style-name="ce49">
            <text:p>47,8%</text:p>
          </table:table-cell>
          <table:table-cell office:value-type="float" office:value="4665" table:style-name="ce7">
            <text:p>4.665</text:p>
          </table:table-cell>
          <table:table-cell office:value-type="percentage" office:value="0.24284226965122332" table:style-name="ce49">
            <text:p>24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6940" table:style-name="ce7">
            <text:p>506.940</text:p>
          </table:table-cell>
          <table:table-cell office:value-type="percentage" office:value="0.95071274387167792" table:style-name="ce49">
            <text:p>95,1%</text:p>
          </table:table-cell>
          <table:table-cell office:value-type="float" office:value="336727" table:style-name="ce7">
            <text:p>336.727</text:p>
          </table:table-cell>
          <table:table-cell office:value-type="percentage" office:value="0.96736170163866608" table:style-name="ce49">
            <text:p>96,7%</text:p>
          </table:table-cell>
          <table:table-cell office:value-type="float" office:value="375143" table:style-name="ce7">
            <text:p>375.143</text:p>
          </table:table-cell>
          <table:table-cell office:value-type="percentage" office:value="0.95479557347341848" table:style-name="ce49">
            <text:p>95,5%</text:p>
          </table:table-cell>
          <table:table-cell office:value-type="float" office:value="378834" table:style-name="ce7">
            <text:p>378.834</text:p>
          </table:table-cell>
          <table:table-cell office:value-type="percentage" office:value="0.92123738215031747" table:style-name="ce49">
            <text:p>92,1%</text:p>
          </table:table-cell>
          <table:table-cell office:value-type="float" office:value="189650" table:style-name="ce7">
            <text:p>189.650</text:p>
          </table:table-cell>
          <table:table-cell office:value-type="percentage" office:value="0.70977062039902838" table:style-name="ce49">
            <text:p>71,0%</text:p>
          </table:table-cell>
          <table:table-cell office:value-type="float" office:value="133192" table:style-name="ce7">
            <text:p>133.192</text:p>
          </table:table-cell>
          <table:table-cell office:value-type="percentage" office:value="0.65833646374977761" table:style-name="ce49">
            <text:p>65,8%</text:p>
          </table:table-cell>
          <table:table-cell office:value-type="float" office:value="16854" table:style-name="ce7">
            <text:p>16.854</text:p>
          </table:table-cell>
          <table:table-cell office:value-type="percentage" office:value="0.40442482123146328" table:style-name="ce49">
            <text:p>40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760" table:style-name="ce7">
            <text:p>45.760</text:p>
          </table:table-cell>
          <table:table-cell office:value-type="percentage" office:value="0.81976317156625644" table:style-name="ce49">
            <text:p>82,0%</text:p>
          </table:table-cell>
          <table:table-cell office:value-type="float" office:value="36125" table:style-name="ce7">
            <text:p>36.125</text:p>
          </table:table-cell>
          <table:table-cell office:value-type="percentage" office:value="0.91013302428700993" table:style-name="ce49">
            <text:p>91,0%</text:p>
          </table:table-cell>
          <table:table-cell office:value-type="float" office:value="34264" table:style-name="ce7">
            <text:p>34.264</text:p>
          </table:table-cell>
          <table:table-cell office:value-type="percentage" office:value="0.74037900559649084" table:style-name="ce49">
            <text:p>74,0%</text:p>
          </table:table-cell>
          <table:table-cell office:value-type="float" office:value="29577" table:style-name="ce7">
            <text:p>29.577</text:p>
          </table:table-cell>
          <table:table-cell office:value-type="percentage" office:value="0.60855520348956837" table:style-name="ce49">
            <text:p>60,9%</text:p>
          </table:table-cell>
          <table:table-cell office:value-type="float" office:value="14251" table:style-name="ce7">
            <text:p>14.251</text:p>
          </table:table-cell>
          <table:table-cell office:value-type="percentage" office:value="0.43992714700253133" table:style-name="ce49">
            <text:p>44,0%</text:p>
          </table:table-cell>
          <table:table-cell office:value-type="float" office:value="8351" table:style-name="ce7">
            <text:p>8.351</text:p>
          </table:table-cell>
          <table:table-cell office:value-type="percentage" office:value="0.32870188144532786" table:style-name="ce49">
            <text:p>32,9%</text:p>
          </table:table-cell>
          <table:table-cell office:value-type="float" office:value="968" table:style-name="ce7">
            <text:p>968</text:p>
          </table:table-cell>
          <table:table-cell office:value-type="percentage" office:value="0.17488708220415539" table:style-name="ce49">
            <text:p>17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8038" table:style-name="ce7">
            <text:p>828.038</text:p>
          </table:table-cell>
          <table:table-cell office:value-type="percentage" office:value="0.93794233052114573" table:style-name="ce49">
            <text:p>93,8%</text:p>
          </table:table-cell>
          <table:table-cell office:value-type="float" office:value="611011" table:style-name="ce7">
            <text:p>611.011</text:p>
          </table:table-cell>
          <table:table-cell office:value-type="percentage" office:value="0.88493323291718562" table:style-name="ce49">
            <text:p>88,5%</text:p>
          </table:table-cell>
          <table:table-cell office:value-type="float" office:value="678339" table:style-name="ce7">
            <text:p>678.339</text:p>
          </table:table-cell>
          <table:table-cell office:value-type="percentage" office:value="0.70646109688364733" table:style-name="ce49">
            <text:p>70,6%</text:p>
          </table:table-cell>
          <table:table-cell office:value-type="float" office:value="564872" table:style-name="ce7">
            <text:p>564.872</text:p>
          </table:table-cell>
          <table:table-cell office:value-type="percentage" office:value="0.53767377223166146" table:style-name="ce49">
            <text:p>53,8%</text:p>
          </table:table-cell>
          <table:table-cell office:value-type="float" office:value="307360" table:style-name="ce7">
            <text:p>307.360</text:p>
          </table:table-cell>
          <table:table-cell office:value-type="percentage" office:value="0.39898902702288708" table:style-name="ce49">
            <text:p>39,9%</text:p>
          </table:table-cell>
          <table:table-cell office:value-type="float" office:value="210989" table:style-name="ce7">
            <text:p>210.989</text:p>
          </table:table-cell>
          <table:table-cell office:value-type="percentage" office:value="0.33731362850081054" table:style-name="ce49">
            <text:p>33,7%</text:p>
          </table:table-cell>
          <table:table-cell office:value-type="float" office:value="20768" table:style-name="ce7">
            <text:p>20.768</text:p>
          </table:table-cell>
          <table:table-cell office:value-type="percentage" office:value="0.17055944285667357" table:style-name="ce49">
            <text:p>17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0934" table:style-name="ce7">
            <text:p>160.934</text:p>
          </table:table-cell>
          <table:table-cell office:value-type="percentage" office:value="0.87434193727147769" table:style-name="ce49">
            <text:p>87,4%</text:p>
          </table:table-cell>
          <table:table-cell office:value-type="float" office:value="132369" table:style-name="ce7">
            <text:p>132.369</text:p>
          </table:table-cell>
          <table:table-cell office:value-type="percentage" office:value="0.8611158094692879" table:style-name="ce49">
            <text:p>86,1%</text:p>
          </table:table-cell>
          <table:table-cell office:value-type="float" office:value="149266" table:style-name="ce7">
            <text:p>149.266</text:p>
          </table:table-cell>
          <table:table-cell office:value-type="percentage" office:value="0.70526922568086037" table:style-name="ce49">
            <text:p>70,5%</text:p>
          </table:table-cell>
          <table:table-cell office:value-type="float" office:value="126366" table:style-name="ce7">
            <text:p>126.366</text:p>
          </table:table-cell>
          <table:table-cell office:value-type="percentage" office:value="0.53702153338801317" table:style-name="ce49">
            <text:p>53,7%</text:p>
          </table:table-cell>
          <table:table-cell office:value-type="float" office:value="59705" table:style-name="ce7">
            <text:p>59.705</text:p>
          </table:table-cell>
          <table:table-cell office:value-type="percentage" office:value="0.348872540712996" table:style-name="ce49">
            <text:p>34,9%</text:p>
          </table:table-cell>
          <table:table-cell office:value-type="float" office:value="44034" table:style-name="ce7">
            <text:p>44.034</text:p>
          </table:table-cell>
          <table:table-cell office:value-type="percentage" office:value="0.30382524218254076" table:style-name="ce49">
            <text:p>30,4%</text:p>
          </table:table-cell>
          <table:table-cell office:value-type="float" office:value="4653" table:style-name="ce7">
            <text:p>4.653</text:p>
          </table:table-cell>
          <table:table-cell office:value-type="percentage" office:value="0.1526174232484912" table:style-name="ce49">
            <text:p>15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079" table:style-name="ce7">
            <text:p>93.079</text:p>
          </table:table-cell>
          <table:table-cell office:value-type="percentage" office:value="0.94770656213409354" table:style-name="ce49">
            <text:p>94,8%</text:p>
          </table:table-cell>
          <table:table-cell office:value-type="float" office:value="70862" table:style-name="ce7">
            <text:p>70.862</text:p>
          </table:table-cell>
          <table:table-cell office:value-type="percentage" office:value="0.97635647165807815" table:style-name="ce49">
            <text:p>97,6%</text:p>
          </table:table-cell>
          <table:table-cell office:value-type="float" office:value="72919" table:style-name="ce7">
            <text:p>72.919</text:p>
          </table:table-cell>
          <table:table-cell office:value-type="percentage" office:value="0.78810903117029096" table:style-name="ce49">
            <text:p>78,8%</text:p>
          </table:table-cell>
          <table:table-cell office:value-type="float" office:value="59582" table:style-name="ce7">
            <text:p>59.582</text:p>
          </table:table-cell>
          <table:table-cell office:value-type="percentage" office:value="0.61842979324088687" table:style-name="ce49">
            <text:p>61,8%</text:p>
          </table:table-cell>
          <table:table-cell office:value-type="float" office:value="29077" table:style-name="ce7">
            <text:p>29.077</text:p>
          </table:table-cell>
          <table:table-cell office:value-type="percentage" office:value="0.44336860723979138" table:style-name="ce49">
            <text:p>44,3%</text:p>
          </table:table-cell>
          <table:table-cell office:value-type="float" office:value="21219" table:style-name="ce7">
            <text:p>21.219</text:p>
          </table:table-cell>
          <table:table-cell office:value-type="percentage" office:value="0.35851383773189605" table:style-name="ce49">
            <text:p>35,9%</text:p>
          </table:table-cell>
          <table:table-cell office:value-type="float" office:value="2516" table:style-name="ce7">
            <text:p>2.516</text:p>
          </table:table-cell>
          <table:table-cell office:value-type="percentage" office:value="0.18904500713802691" table:style-name="ce49">
            <text:p>18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3490" table:style-name="ce7">
            <text:p>343.490</text:p>
          </table:table-cell>
          <table:table-cell office:value-type="percentage" office:value="0.9112324944090876" table:style-name="ce49">
            <text:p>91,1%</text:p>
          </table:table-cell>
          <table:table-cell office:value-type="float" office:value="251907" table:style-name="ce7">
            <text:p>251.907</text:p>
          </table:table-cell>
          <table:table-cell office:value-type="percentage" office:value="0.90927696622521581" table:style-name="ce49">
            <text:p>90,9%</text:p>
          </table:table-cell>
          <table:table-cell office:value-type="float" office:value="255682" table:style-name="ce7">
            <text:p>255.682</text:p>
          </table:table-cell>
          <table:table-cell office:value-type="percentage" office:value="0.78419236608443621" table:style-name="ce49">
            <text:p>78,4%</text:p>
          </table:table-cell>
          <table:table-cell office:value-type="float" office:value="182204" table:style-name="ce7">
            <text:p>182.204</text:p>
          </table:table-cell>
          <table:table-cell office:value-type="percentage" office:value="0.56175985447594379" table:style-name="ce49">
            <text:p>56,2%</text:p>
          </table:table-cell>
          <table:table-cell office:value-type="float" office:value="76218" table:style-name="ce7">
            <text:p>76.218</text:p>
          </table:table-cell>
          <table:table-cell office:value-type="percentage" office:value="0.36429421520784244" table:style-name="ce49">
            <text:p>36,4%</text:p>
          </table:table-cell>
          <table:table-cell office:value-type="float" office:value="48915" table:style-name="ce7">
            <text:p>48.915</text:p>
          </table:table-cell>
          <table:table-cell office:value-type="percentage" office:value="0.282997581662289" table:style-name="ce49">
            <text:p>28,3%</text:p>
          </table:table-cell>
          <table:table-cell office:value-type="float" office:value="7431" table:style-name="ce7">
            <text:p>7.431</text:p>
          </table:table-cell>
          <table:table-cell office:value-type="percentage" office:value="0.19393480700472376" table:style-name="ce49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513" table:style-name="ce7">
            <text:p>5.513</text:p>
          </table:table-cell>
          <table:table-cell office:value-type="percentage" office:value="0.87800605191909542" table:style-name="ce49">
            <text:p>87,8%</text:p>
          </table:table-cell>
          <table:table-cell office:value-type="float" office:value="6849" table:style-name="ce7">
            <text:p>6.849</text:p>
          </table:table-cell>
          <table:table-cell office:value-type="percentage" office:value="0.89893686835542719" table:style-name="ce49">
            <text:p>89,9%</text:p>
          </table:table-cell>
          <table:table-cell office:value-type="float" office:value="7987" table:style-name="ce7">
            <text:p>7.987</text:p>
          </table:table-cell>
          <table:table-cell office:value-type="percentage" office:value="0.75577214231642698" table:style-name="ce49">
            <text:p>75,6%</text:p>
          </table:table-cell>
          <table:table-cell office:value-type="float" office:value="7010" table:style-name="ce7">
            <text:p>7.010</text:p>
          </table:table-cell>
          <table:table-cell office:value-type="percentage" office:value="0.63090630906309064" table:style-name="ce49">
            <text:p>63,1%</text:p>
          </table:table-cell>
          <table:table-cell office:value-type="float" office:value="4195" table:style-name="ce7">
            <text:p>4.195</text:p>
          </table:table-cell>
          <table:table-cell office:value-type="percentage" office:value="0.4574201286664486" table:style-name="ce49">
            <text:p>45,7%</text:p>
          </table:table-cell>
          <table:table-cell office:value-type="float" office:value="2850" table:style-name="ce7">
            <text:p>2.850</text:p>
          </table:table-cell>
          <table:table-cell office:value-type="percentage" office:value="0.31879194630872482" table:style-name="ce49">
            <text:p>31,9%</text:p>
          </table:table-cell>
          <table:table-cell office:value-type="float" office:value="380" table:style-name="ce7">
            <text:p>380</text:p>
          </table:table-cell>
          <table:table-cell office:value-type="percentage" office:value="0.16843971631205673" table:style-name="ce49">
            <text:p>16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14" table:style-name="ce7">
            <text:p>4.214</text:p>
          </table:table-cell>
          <table:table-cell office:value-type="percentage" office:value="0.7782086795937212" table:style-name="ce49">
            <text:p>77,8%</text:p>
          </table:table-cell>
          <table:table-cell office:value-type="float" office:value="5181" table:style-name="ce7">
            <text:p>5.181</text:p>
          </table:table-cell>
          <table:table-cell office:value-type="percentage" office:value="0.70041908881979176" table:style-name="ce49">
            <text:p>70,0%</text:p>
          </table:table-cell>
          <table:table-cell office:value-type="float" office:value="6399" table:style-name="ce7">
            <text:p>6.399</text:p>
          </table:table-cell>
          <table:table-cell office:value-type="percentage" office:value="0.63779527559055116" table:style-name="ce49">
            <text:p>63,8%</text:p>
          </table:table-cell>
          <table:table-cell office:value-type="float" office:value="5524" table:style-name="ce7">
            <text:p>5.524</text:p>
          </table:table-cell>
          <table:table-cell office:value-type="percentage" office:value="0.52644620223005811" table:style-name="ce49">
            <text:p>52,6%</text:p>
          </table:table-cell>
          <table:table-cell office:value-type="float" office:value="2871" table:style-name="ce7">
            <text:p>2.871</text:p>
          </table:table-cell>
          <table:table-cell office:value-type="percentage" office:value="0.31882287617990007" table:style-name="ce49">
            <text:p>31,9%</text:p>
          </table:table-cell>
          <table:table-cell office:value-type="float" office:value="2193" table:style-name="ce7">
            <text:p>2.193</text:p>
          </table:table-cell>
          <table:table-cell office:value-type="percentage" office:value="0.23606027987082884" table:style-name="ce49">
            <text:p>23,6%</text:p>
          </table:table-cell>
          <table:table-cell office:value-type="float" office:value="435" table:style-name="ce7">
            <text:p>435</text:p>
          </table:table-cell>
          <table:table-cell office:value-type="percentage" office:value="0.18880208333333334" table:style-name="ce49">
            <text:p>18,9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50" table:style-name="ce7">
            <text:p>2.350</text:p>
          </table:table-cell>
          <table:table-cell office:value-type="percentage" office:value="0.62038014783526929" table:style-name="ce49">
            <text:p>62,0%</text:p>
          </table:table-cell>
          <table:table-cell office:value-type="float" office:value="7116" table:style-name="ce7">
            <text:p>7.116</text:p>
          </table:table-cell>
          <table:table-cell office:value-type="percentage" office:value="0.70827112570916695" table:style-name="ce49">
            <text:p>70,8%</text:p>
          </table:table-cell>
          <table:table-cell office:value-type="float" office:value="14555" table:style-name="ce7">
            <text:p>14.555</text:p>
          </table:table-cell>
          <table:table-cell office:value-type="percentage" office:value="0.62553721849750732" table:style-name="ce49">
            <text:p>62,6%</text:p>
          </table:table-cell>
          <table:table-cell office:value-type="float" office:value="14072" table:style-name="ce7">
            <text:p>14.072</text:p>
          </table:table-cell>
          <table:table-cell office:value-type="percentage" office:value="0.42571471789441839" table:style-name="ce49">
            <text:p>42,6%</text:p>
          </table:table-cell>
          <table:table-cell office:value-type="float" office:value="9824" table:style-name="ce7">
            <text:p>9.824</text:p>
          </table:table-cell>
          <table:table-cell office:value-type="percentage" office:value="0.39409499358151479" table:style-name="ce49">
            <text:p>39,4%</text:p>
          </table:table-cell>
          <table:table-cell office:value-type="float" office:value="176" table:style-name="ce7">
            <text:p>176</text:p>
          </table:table-cell>
          <table:table-cell office:value-type="percentage" office:value="0.13343442001516301" table:style-name="ce49">
            <text:p>13,3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4" table:style-name="ce7">
            <text:p>74</text:p>
          </table:table-cell>
          <table:table-cell office:value-type="percentage" office:value="0.9135802469135802" table:style-name="ce52">
            <text:p>91,4%</text:p>
          </table:table-cell>
          <table:table-cell office:value-type="float" office:value="290" table:style-name="ce7">
            <text:p>290</text:p>
          </table:table-cell>
          <table:table-cell office:value-type="percentage" office:value="0.92063492063492058" table:style-name="ce52">
            <text:p>92,1%</text:p>
          </table:table-cell>
          <table:table-cell office:value-type="float" office:value="647" table:style-name="ce7">
            <text:p>647</text:p>
          </table:table-cell>
          <table:table-cell office:value-type="percentage" office:value="0.6824894514767933" table:style-name="ce52">
            <text:p>68,2%</text:p>
          </table:table-cell>
          <table:table-cell office:value-type="float" office:value="845" table:style-name="ce7">
            <text:p>845</text:p>
          </table:table-cell>
          <table:table-cell office:value-type="percentage" office:value="0.42123629112662014" table:style-name="ce52">
            <text:p>42,1%</text:p>
          </table:table-cell>
          <table:table-cell office:value-type="float" office:value="1025" table:style-name="ce7">
            <text:p>1.025</text:p>
          </table:table-cell>
          <table:table-cell office:value-type="percentage" office:value="0.41280708819975837" table:style-name="ce52">
            <text:p>41,3%</text:p>
          </table:table-cell>
          <table:table-cell office:value-type="float" office:value="802" table:style-name="ce7">
            <text:p>802</text:p>
          </table:table-cell>
          <table:table-cell office:value-type="percentage" office:value="0.36671239140374945" table:style-name="ce52">
            <text:p>36,7%</text:p>
          </table:table-cell>
          <table:table-cell office:value-type="float" office:value="19" table:style-name="ce7">
            <text:p>19</text:p>
          </table:table-cell>
          <table:table-cell office:value-type="percentage" office:value="0.10982658959537572" table:style-name="ce52">
            <text:p>11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44133" table:style-name="ce66">
            <text:p>6.344.133</text:p>
          </table:table-cell>
          <table:table-cell office:value-type="percentage" office:value="0.92254962708341848" table:style-name="ce67">
            <text:p>92,25%</text:p>
          </table:table-cell>
          <table:table-cell office:value-type="float" office:value="4883725" table:style-name="ce66">
            <text:p>4.883.725</text:p>
          </table:table-cell>
          <table:table-cell office:value-type="percentage" office:value="0.918804801683893" table:style-name="ce67">
            <text:p>91,88%</text:p>
          </table:table-cell>
          <table:table-cell office:value-type="float" office:value="5179153" table:style-name="ce66">
            <text:p>5.179.153</text:p>
          </table:table-cell>
          <table:table-cell office:value-type="percentage" office:value="0.76547370692490113" table:style-name="ce67">
            <text:p>76,55%</text:p>
          </table:table-cell>
          <table:table-cell office:value-type="float" office:value="4295510" table:style-name="ce66">
            <text:p>4.295.510</text:p>
          </table:table-cell>
          <table:table-cell office:value-type="percentage" office:value="0.60588967685159834" table:style-name="ce67">
            <text:p>60,59%</text:p>
          </table:table-cell>
          <table:table-cell office:value-type="float" office:value="2218503" table:style-name="ce66">
            <text:p>2.218.503</text:p>
          </table:table-cell>
          <table:table-cell office:value-type="percentage" office:value="0.43925020477525806" table:style-name="ce67">
            <text:p>43,93%</text:p>
          </table:table-cell>
          <table:table-cell office:value-type="float" office:value="1542807" table:style-name="ce66">
            <text:p>1.542.807</text:p>
          </table:table-cell>
          <table:table-cell office:value-type="percentage" office:value="0.371225621285174" table:style-name="ce67">
            <text:p>37,12%</text:p>
          </table:table-cell>
          <table:table-cell office:value-type="float" office:value="202402" table:style-name="ce66">
            <text:p>202.402</text:p>
          </table:table-cell>
          <table:table-cell office:value-type="percentage" office:value="0.23487840172861368" table:style-name="ce67">
            <text:p>23,49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2066" table:style-name="ce8">
            <text:p>442.066</text:p>
          </table:table-cell>
          <table:table-cell office:value-type="percentage" office:value="0.60700422230613438" table:style-name="ce77">
            <text:p>60,7%</text:p>
          </table:table-cell>
          <table:table-cell office:value-type="float" office:value="336853" table:style-name="ce8">
            <text:p>336.853</text:p>
          </table:table-cell>
          <table:table-cell office:value-type="percentage" office:value="0.46253544334214408" table:style-name="ce77">
            <text:p>46,3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3919" table:style-name="ce8">
            <text:p>53.919</text:p>
          </table:table-cell>
          <table:table-cell office:value-type="percentage" office:value="0.51965111796453356" table:style-name="ce77">
            <text:p>52,0%</text:p>
          </table:table-cell>
          <table:table-cell office:value-type="float" office:value="40780" table:style-name="ce8">
            <text:p>40.780</text:p>
          </table:table-cell>
          <table:table-cell office:value-type="percentage" office:value="0.39302235929067075" table:style-name="ce77">
            <text:p>39,3%</text:p>
          </table:table-cell>
          <table:table-cell office:value-type="date" office:date-value="2022-04-21T00:00:00" table:style-name="ce11">
            <text:p>21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2821" table:style-name="ce8">
            <text:p>42.821</text:p>
          </table:table-cell>
          <table:table-cell office:value-type="percentage" office:value="0.68867302465462621" table:style-name="ce77">
            <text:p>68,9%</text:p>
          </table:table-cell>
          <table:table-cell office:value-type="float" office:value="35403" table:style-name="ce8">
            <text:p>35.403</text:p>
          </table:table-cell>
          <table:table-cell office:value-type="percentage" office:value="0.56937229611283557" table:style-name="ce77">
            <text:p>56,9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375" table:style-name="ce8">
            <text:p>33.375</text:p>
          </table:table-cell>
          <table:table-cell office:value-type="percentage" office:value="0.34118092044734316" table:style-name="ce77">
            <text:p>34,1%</text:p>
          </table:table-cell>
          <table:table-cell office:value-type="float" office:value="25004" table:style-name="ce8">
            <text:p>25.004</text:p>
          </table:table-cell>
          <table:table-cell office:value-type="percentage" office:value="0.25560712314203349" table:style-name="ce77">
            <text:p>25,6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79598" table:style-name="ce8">
            <text:p>79.598</text:p>
          </table:table-cell>
          <table:table-cell office:value-type="percentage" office:value="0.50990365397427351" table:style-name="ce77">
            <text:p>51,0%</text:p>
          </table:table-cell>
          <table:table-cell office:value-type="float" office:value="57659" table:style-name="ce8">
            <text:p>57.659</text:p>
          </table:table-cell>
          <table:table-cell office:value-type="percentage" office:value="0.36936273253728286" table:style-name="ce77">
            <text:p>36,9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677" table:style-name="ce8">
            <text:p>25.677</text:p>
          </table:table-cell>
          <table:table-cell office:value-type="percentage" office:value="0.59809927558174747" table:style-name="ce77">
            <text:p>59,8%</text:p>
          </table:table-cell>
          <table:table-cell office:value-type="float" office:value="22023" table:style-name="ce8">
            <text:p>22.023</text:p>
          </table:table-cell>
          <table:table-cell office:value-type="percentage" office:value="0.51298595420558568" table:style-name="ce77">
            <text:p>51,3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3291" table:style-name="ce8">
            <text:p>103.291</text:p>
          </table:table-cell>
          <table:table-cell office:value-type="percentage" office:value="0.65066426452153425" table:style-name="ce77">
            <text:p>65,1%</text:p>
          </table:table-cell>
          <table:table-cell office:value-type="float" office:value="88182" table:style-name="ce8">
            <text:p>88.182</text:p>
          </table:table-cell>
          <table:table-cell office:value-type="percentage" office:value="0.55548766275898132" table:style-name="ce77">
            <text:p>55,5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3313" table:style-name="ce8">
            <text:p>103.313</text:p>
          </table:table-cell>
          <table:table-cell office:value-type="percentage" office:value="0.60301997361754778" table:style-name="ce77">
            <text:p>60,3%</text:p>
          </table:table-cell>
          <table:table-cell office:value-type="float" office:value="81859" table:style-name="ce8">
            <text:p>81.859</text:p>
          </table:table-cell>
          <table:table-cell office:value-type="percentage" office:value="0.47779671503449567" table:style-name="ce77">
            <text:p>47,8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5535" table:style-name="ce8">
            <text:p>255.535</text:p>
          </table:table-cell>
          <table:table-cell office:value-type="percentage" office:value="0.39424557440886693" table:style-name="ce77">
            <text:p>39,4%</text:p>
          </table:table-cell>
          <table:table-cell office:value-type="float" office:value="188259" table:style-name="ce8">
            <text:p>188.259</text:p>
          </table:table-cell>
          <table:table-cell office:value-type="percentage" office:value="0.29045053551426958" table:style-name="ce77">
            <text:p>29,0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58099" table:style-name="ce8">
            <text:p>258.099</text:p>
          </table:table-cell>
          <table:table-cell office:value-type="percentage" office:value="0.62913534384415126" table:style-name="ce77">
            <text:p>62,9%</text:p>
          </table:table-cell>
          <table:table-cell office:value-type="float" office:value="182633" table:style-name="ce8">
            <text:p>182.633</text:p>
          </table:table-cell>
          <table:table-cell office:value-type="percentage" office:value="0.44518140423747821" table:style-name="ce77">
            <text:p>44,5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9060" table:style-name="ce8">
            <text:p>59.060</text:p>
          </table:table-cell>
          <table:table-cell office:value-type="percentage" office:value="0.75156204268098703" table:style-name="ce77">
            <text:p>75,2%</text:p>
          </table:table-cell>
          <table:table-cell office:value-type="float" office:value="47342" table:style-name="ce8">
            <text:p>47.342</text:p>
          </table:table-cell>
          <table:table-cell office:value-type="percentage" office:value="0.60244582161536209" table:style-name="ce77">
            <text:p>60,2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4963" table:style-name="ce8">
            <text:p>134.963</text:p>
          </table:table-cell>
          <table:table-cell office:value-type="percentage" office:value="0.7600252284924286" table:style-name="ce77">
            <text:p>76,0%</text:p>
          </table:table-cell>
          <table:table-cell office:value-type="float" office:value="111328" table:style-name="ce8">
            <text:p>111.328</text:p>
          </table:table-cell>
          <table:table-cell office:value-type="percentage" office:value="0.62692803685161935" table:style-name="ce77">
            <text:p>62,7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658" table:style-name="ce8">
            <text:p>16.658</text:p>
          </table:table-cell>
          <table:table-cell office:value-type="percentage" office:value="0.65590424065834552" table:style-name="ce77">
            <text:p>65,6%</text:p>
          </table:table-cell>
          <table:table-cell office:value-type="float" office:value="13685" table:style-name="ce8">
            <text:p>13.685</text:p>
          </table:table-cell>
          <table:table-cell office:value-type="percentage" office:value="0.53884317045320318" table:style-name="ce77">
            <text:p>53,9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58450" table:style-name="ce8">
            <text:p>258.450</text:p>
          </table:table-cell>
          <table:table-cell office:value-type="percentage" office:value="0.45547869762523679" table:style-name="ce77">
            <text:p>45,5%</text:p>
          </table:table-cell>
          <table:table-cell office:value-type="float" office:value="204698" table:style-name="ce8">
            <text:p>204.698</text:p>
          </table:table-cell>
          <table:table-cell office:value-type="percentage" office:value="0.36074899766488966" table:style-name="ce77">
            <text:p>36,1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0626" table:style-name="ce8">
            <text:p>70.626</text:p>
          </table:table-cell>
          <table:table-cell office:value-type="percentage" office:value="0.50538111457766832" table:style-name="ce77">
            <text:p>50,5%</text:p>
          </table:table-cell>
          <table:table-cell office:value-type="float" office:value="47441" table:style-name="ce8">
            <text:p>47.441</text:p>
          </table:table-cell>
          <table:table-cell office:value-type="percentage" office:value="0.33947534132867735" table:style-name="ce77">
            <text:p>33,9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141" table:style-name="ce8">
            <text:p>29.141</text:p>
          </table:table-cell>
          <table:table-cell office:value-type="percentage" office:value="0.51640055997589973" table:style-name="ce77">
            <text:p>51,6%</text:p>
          </table:table-cell>
          <table:table-cell office:value-type="float" office:value="24659" table:style-name="ce8">
            <text:p>24.659</text:p>
          </table:table-cell>
          <table:table-cell office:value-type="percentage" office:value="0.43697613014123443" table:style-name="ce77">
            <text:p>43,7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4991" table:style-name="ce8">
            <text:p>84.991</text:p>
          </table:table-cell>
          <table:table-cell office:value-type="percentage" office:value="0.49942413237903843" table:style-name="ce77">
            <text:p>49,9%</text:p>
          </table:table-cell>
          <table:table-cell office:value-type="float" office:value="64425" table:style-name="ce8">
            <text:p>64.425</text:p>
          </table:table-cell>
          <table:table-cell office:value-type="percentage" office:value="0.37857419878010085" table:style-name="ce77">
            <text:p>37,9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168" table:style-name="ce8">
            <text:p>3.168</text:p>
          </table:table-cell>
          <table:table-cell office:value-type="percentage" office:value="0.34431040104336486" table:style-name="ce77">
            <text:p>34,4%</text:p>
          </table:table-cell>
          <table:table-cell office:value-type="float" office:value="2130" table:style-name="ce8">
            <text:p>2.130</text:p>
          </table:table-cell>
          <table:table-cell office:value-type="percentage" office:value="0.23149657645908053" table:style-name="ce77">
            <text:p>23,1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66" table:style-name="ce8">
            <text:p>3.566</text:p>
          </table:table-cell>
          <table:table-cell office:value-type="percentage" office:value="0.32201553187646742" table:style-name="ce77">
            <text:p>32,2%</text:p>
          </table:table-cell>
          <table:table-cell office:value-type="float" office:value="2003" table:style-name="ce8">
            <text:p>2.003</text:p>
          </table:table-cell>
          <table:table-cell office:value-type="percentage" office:value="0.18087411955932817" table:style-name="ce77">
            <text:p>18,1%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20T00:00:00" table:style-name="ce11">
            <text:p>20/04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58317" table:style-name="ce82">
            <text:p>2.058.317</text:p>
          </table:table-cell>
          <table:table-cell office:value-type="percentage" office:value="0.53950944179594906" table:style-name="ce83">
            <text:p>54,0%</text:p>
          </table:table-cell>
          <table:table-cell office:value-type="float" office:value="1576366" table:style-name="ce82">
            <text:p>1.576.366</text:p>
          </table:table-cell>
          <table:table-cell office:value-type="percentage" office:value="0.41318433493291506" table:style-name="ce83">
            <text:p>41,3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2-04-21T12:54:50Z</dc:date>
  </office:meta>
</office:document-meta>
</file>